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100000201AEF4F5F0825A2DF6.png" manifest:media-type="image/png"/>
  <manifest:file-entry manifest:full-path="Pictures/100001B200003505000035056A900D04B2C8143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28cm" svg:stroke-color="#000000" draw:marker-start="" draw:marker-start-width="0.242cm" draw:marker-end-width="0.242cm" draw:fill="solid" draw:fill-color="#666666" draw:opacity="20%" draw:textarea-horizontal-align="justify" draw:textarea-vertical-align="middle" draw:auto-grow-height="false" fo:min-height="7.673cm" fo:min-width="27.172cm" fo:padding-top="0.139cm" fo:padding-bottom="0.139cm" fo:padding-left="0.264cm" fo:padding-right="0.264cm" draw:shadow-offset-x="0cm" draw:shadow-offset-y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2%" fo:clip="rect(0cm, 0cm, 0cm, 0cm)" draw:image-opacity="68%" style:mirror="none"/>
    </style:style>
    <style:style style:name="gr4" style:family="graphic" style:parent-style-name="standard">
      <style:graphic-properties draw:stroke="none" draw:stroke-dash="Fine_20_Dashed" svg:stroke-width="0.028cm" svg:stroke-color="#000000" draw:marker-start="" draw:marker-start-width="0.242cm" draw:marker-end-width="0.242cm" draw:fill="solid" draw:fill-color="#666666" draw:opacity="20%" draw:textarea-horizontal-align="justify" draw:textarea-vertical-align="middle" draw:auto-grow-height="false" fo:min-height="7.165cm" fo:min-width="7.976cm" fo:padding-top="0.139cm" fo:padding-bottom="0.139cm" fo:padding-left="0.264cm" fo:padding-right="0.264cm" draw:shadow-offset-x="0cm" draw:shadow-offset-y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</style:style>
    <style:style style:name="gr6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2.272cm" fo:min-width="5.578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1cm"/>
    </style:style>
    <style:style style:name="gr8" style:family="graphic" style:parent-style-name="standard">
      <style:graphic-properties draw:stroke="none" svg:stroke-color="#000000" draw:fill="none" draw:fill-color="#ffffff" fo:min-height="1.2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/>
    </style:style>
    <style:style style:name="gr1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5.578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637cm" fo:min-width="2.276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21cm" fo:min-width="2.276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fo:min-height="0.2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5" style:family="graphic" style:parent-style-name="standard">
      <style:graphic-properties draw:stroke="none" svg:stroke-color="#000000" draw:fill="none" draw:fill-color="#ffffff" fo:min-height="0.493cm"/>
    </style:style>
    <style:style style:name="gr16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627cm" fo:min-width="2.149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59cm"/>
    </style:style>
    <style:style style:name="gr1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2.149cm" fo:padding-top="0.134cm" fo:padding-bottom="0.134cm" fo:padding-left="0.259cm" fo:padding-right="0.259cm"/>
    </style:style>
    <style:style style:name="gr19" style:family="graphic" style:parent-style-name="standard">
      <style:graphic-properties draw:stroke="none" draw:fill="none" fo:min-height="0.247cm"/>
    </style:style>
    <style:style style:name="gr2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256cm" fo:min-width="4.689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4.689cm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fo:min-height="0.5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0cm"/>
    </style:style>
    <style:style style:name="gr24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4.689cm" fo:padding-top="0.134cm" fo:padding-bottom="0.134cm" fo:padding-left="0.259cm" fo:padding-right="0.259cm"/>
    </style:style>
    <style:style style:name="gr25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21cm" fo:min-width="4.689cm" fo:padding-top="0.134cm" fo:padding-bottom="0.134cm" fo:padding-left="0.259cm" fo:padding-right="0.2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7" style:family="graphic" style:parent-style-name="standard">
      <style:graphic-properties draw:stroke="none" svg:stroke-color="#000000" draw:fill="none" draw:fill-color="#ffffff" fo:min-height="0.639cm"/>
    </style:style>
    <style:style style:name="gr2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5.07cm" fo:padding-top="0.134cm" fo:padding-bottom="0.134cm" fo:padding-left="0.259cm" fo:padding-right="0.259cm"/>
    </style:style>
    <style:style style:name="gr29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21cm" fo:min-width="5.07cm" fo:padding-top="0.134cm" fo:padding-bottom="0.134cm" fo:padding-left="0.259cm" fo:padding-right="0.259cm"/>
    </style:style>
    <style:style style:name="gr30" style:family="graphic" style:parent-style-name="standard">
      <style:graphic-properties draw:stroke="none" svg:stroke-color="#000000" draw:fill="none" draw:fill-color="#ffffff" fo:min-height="0.766cm"/>
    </style:style>
    <style:style style:name="gr31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627cm" fo:min-width="2.059cm" fo:padding-top="0.134cm" fo:padding-bottom="0.134cm" fo:padding-left="0.259cm" fo:padding-right="0.2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45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382cm"/>
    </style:style>
    <style:style style:name="gr34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2.059cm" fo:padding-top="0.134cm" fo:padding-bottom="0.134cm" fo:padding-left="0.259cm" fo:padding-right="0.259cm"/>
    </style:style>
    <style:style style:name="gr35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36" style:family="graphic" style:parent-style-name="objectwithoutfill">
      <style:graphic-properties draw:marker-end="Triangle_20_unfilled" draw:marker-end-width="0.3cm" draw:fill="none" draw:textarea-vertical-align="middle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9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2.015cm" fo:min-width="7.102cm" fo:padding-top="0.134cm" fo:padding-bottom="0.134cm" fo:padding-left="0.259cm" fo:padding-right="0.259cm"/>
    </style:style>
    <style:style style:name="gr4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4cm" fo:min-width="7.102cm" fo:padding-top="0.134cm" fo:padding-bottom="0.134cm" fo:padding-left="0.259cm" fo:padding-right="0.25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2" style:family="graphic" style:parent-style-name="standard">
      <style:graphic-properties draw:stroke="none" svg:stroke-color="#000000" draw:fill="none" draw:fill-color="#ffffff" fo:min-height="0.73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44" style:family="graphic" style:parent-style-name="standard">
      <style:graphic-properties draw:stroke="none" draw:stroke-dash="Fine_20_Dashed" svg:stroke-width="0.028cm" svg:stroke-color="#000000" draw:marker-start="" draw:marker-start-width="0.242cm" draw:marker-end-width="0.242cm" draw:fill="solid" draw:fill-color="#666666" draw:opacity="20%" draw:textarea-horizontal-align="justify" draw:textarea-vertical-align="middle" draw:auto-grow-height="false" fo:min-height="7.165cm" fo:min-width="10.897cm" fo:padding-top="0.139cm" fo:padding-bottom="0.139cm" fo:padding-left="0.264cm" fo:padding-right="0.264cm" draw:shadow-offset-x="0cm" draw:shadow-offset-y="0cm"/>
    </style:style>
    <style:style style:name="gr45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5.324cm" fo:padding-top="0.134cm" fo:padding-bottom="0.134cm" fo:padding-left="0.259cm" fo:padding-right="0.259cm"/>
    </style:style>
    <style:style style:name="gr46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21cm" fo:min-width="5.324cm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color="#000000" draw:fill="none" draw:fill-color="#ffffff" fo:min-height="0.985cm"/>
    </style:style>
    <style:style style:name="gr4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4.562cm" fo:padding-top="0.134cm" fo:padding-bottom="0.134cm" fo:padding-left="0.259cm" fo:padding-right="0.25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8cm"/>
    </style:style>
    <style:style style:name="gr5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4.562cm" fo:padding-top="0.134cm" fo:padding-bottom="0.134cm" fo:padding-left="0.259cm" fo:padding-right="0.259cm"/>
    </style:style>
    <style:style style:name="gr51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2.018cm" fo:min-width="4.562cm" fo:padding-top="0.134cm" fo:padding-bottom="0.134cm" fo:padding-left="0.259cm" fo:padding-right="0.25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41cm"/>
    </style:style>
    <style:style style:name="gr53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002cm" fo:min-width="1.514cm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/>
    </style:style>
    <style:style style:name="gr55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1.514cm" fo:padding-top="0.134cm" fo:padding-bottom="0.134cm" fo:padding-left="0.259cm" fo:padding-right="0.259cm"/>
    </style:style>
    <style:style style:name="gr56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002cm" fo:min-width="1.895cm" fo:padding-top="0.134cm" fo:padding-bottom="0.134cm" fo:padding-left="0.259cm" fo:padding-right="0.25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37cm"/>
    </style:style>
    <style:style style:name="gr5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1.895cm" fo:padding-top="0.134cm" fo:padding-bottom="0.134cm" fo:padding-left="0.259cm" fo:padding-right="0.25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6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2.059cm" fo:padding-top="0.134cm" fo:padding-bottom="0.134cm" fo:padding-left="0.259cm" fo:padding-right="0.259cm"/>
    </style:style>
    <style:style style:name="gr61" style:family="graphic" style:parent-style-name="standard">
      <style:graphic-properties draw:stroke="none" draw:stroke-dash="Fine_20_Dashed" svg:stroke-width="0.028cm" svg:stroke-color="#000000" draw:marker-start="" draw:marker-start-width="0.242cm" draw:marker-end-width="0.242cm" draw:fill="solid" draw:fill-color="#666666" draw:opacity="20%" draw:textarea-horizontal-align="justify" draw:textarea-vertical-align="middle" draw:auto-grow-height="false" fo:min-height="7.165cm" fo:min-width="6.217cm" fo:padding-top="0.139cm" fo:padding-bottom="0.139cm" fo:padding-left="0.264cm" fo:padding-right="0.264cm" draw:shadow-offset-x="0cm" draw:shadow-offset-y="0cm"/>
    </style:style>
    <style:style style:name="gr62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627cm" fo:min-width="3.828cm" fo:padding-top="0.134cm" fo:padding-bottom="0.134cm" fo:padding-left="0.259cm" fo:padding-right="0.259cm"/>
    </style:style>
    <style:style style:name="gr63" style:family="graphic" style:parent-style-name="standard">
      <style:graphic-properties draw:stroke="none" svg:stroke-color="#000000" draw:fill="none" draw:fill-color="#ffffff" fo:min-height="0.24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9cm"/>
    </style:style>
    <style:style style:name="gr65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3.828cm" fo:padding-top="0.134cm" fo:padding-bottom="0.134cm" fo:padding-left="0.259cm" fo:padding-right="0.259cm"/>
    </style:style>
    <style:style style:name="gr66" style:family="graphic" style:parent-style-name="objectwithoutfill">
      <style:graphic-properties draw:stroke="dash" draw:stroke-dash="Ultrafine_20_Dashed" draw:fill="none" draw:textarea-vertical-align="middle"/>
    </style:style>
    <style:style style:name="gr67" style:family="graphic" style:parent-style-name="standard">
      <style:graphic-properties draw:stroke="solid" draw:stroke-dash="Fine_20_Dashed" svg:stroke-color="#ffffff" draw:fill-color="#ffffff" draw:textarea-horizontal-align="justify" draw:textarea-vertical-align="middle" draw:auto-grow-height="false" fo:min-height="0.639cm" fo:min-width="0.516cm"/>
    </style:style>
    <style:style style:name="gr68" style:family="graphic" style:parent-style-name="standard">
      <style:graphic-properties draw:stroke="solid" draw:stroke-dash="Ultrafine_20_2_20_Dots_20_3_20_Dashes" svg:stroke-color="#000000" draw:fill-color="#b2b2b2" draw:textarea-horizontal-align="justify" draw:textarea-vertical-align="middle" draw:auto-grow-height="false" fo:min-height="0.385cm" fo:min-width="3.183cm"/>
    </style:style>
    <style:style style:name="gr6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71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72" style:family="graphic" style:parent-style-name="standard">
      <style:graphic-properties draw:stroke="solid" draw:stroke-dash="Ultrafine_20_2_20_Dots_20_3_20_Dashes" svg:stroke-color="#000000" draw:fill-color="#b2b2b2" draw:textarea-horizontal-align="justify" draw:textarea-vertical-align="middle" draw:auto-grow-height="false" fo:min-height="0.385cm" fo:min-width="1.913cm"/>
    </style:style>
    <style:style style:name="gr7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909cm" fo:min-width="0cm"/>
    </style:style>
    <style:style style:name="gr74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1.909cm" fo:min-width="0cm"/>
    </style:style>
    <style:style style:name="gr75" style:family="graphic" style:parent-style-name="standard">
      <style:graphic-properties draw:stroke="solid" draw:stroke-dash="Ultrafine_20_2_20_Dots_20_3_20_Dashes" svg:stroke-color="#000000" draw:fill-color="#b2b2b2" draw:textarea-horizontal-align="justify" draw:textarea-vertical-align="middle" draw:auto-grow-height="false" fo:min-height="0.385cm" fo:min-width="1.659cm"/>
    </style:style>
    <style:style style:name="gr76" style:family="graphic" style:parent-style-name="standard">
      <style:graphic-properties draw:stroke="solid" draw:stroke-dash="Ultrafine_20_2_20_Dots_20_3_20_Dashes" svg:stroke-color="#000000" draw:fill-color="#b2b2b2" draw:textarea-horizontal-align="justify" draw:textarea-vertical-align="middle" draw:auto-grow-height="false" fo:min-height="0.385cm" fo:min-width="6.73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082cm"/>
    </style:style>
    <style:style style:name="gr78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893cm" fo:min-width="0cm"/>
    </style:style>
    <style:style style:name="gr79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38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52cm"/>
    </style:style>
    <style:style style:name="gr83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512cm" fo:min-width="0cm"/>
    </style:style>
    <style:style style:name="gr84" style:family="graphic" style:parent-style-name="standard">
      <style:graphic-properties draw:stroke="solid" draw:stroke-dash="Fine_20_Dashed" svg:stroke-color="#ffffff" draw:fill-color="#ffffff" draw:textarea-horizontal-align="justify" draw:textarea-vertical-align="middle" draw:auto-grow-height="false" fo:min-height="0.258cm" fo:min-width="0.51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3cm"/>
    </style:style>
    <style:style style:name="gr86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1.401cm" fo:min-width="0cm"/>
    </style:style>
    <style:style style:name="gr87" style:family="graphic" style:parent-style-name="standard">
      <style:graphic-properties draw:stroke="solid" draw:stroke-dash="Fine_20_Dashed" svg:stroke-color="#ffffff" draw:fill-color="#ffffff" draw:textarea-horizontal-align="justify" draw:textarea-vertical-align="middle" draw:auto-grow-height="false" fo:min-height="0.131cm" fo:min-width="0.51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262cm"/>
    </style:style>
    <style:style style:name="gr89" style:family="graphic" style:parent-style-name="standard">
      <style:graphic-properties draw:stroke="solid" draw:stroke-dash="Ultrafine_20_2_20_Dots_20_3_20_Dashes" svg:stroke-color="#000000" draw:fill-color="#b2b2b2" draw:textarea-horizontal-align="justify" draw:textarea-vertical-align="middle" draw:auto-grow-height="false" fo:min-height="0.385cm" fo:min-width="2.167cm"/>
    </style:style>
    <style:style style:name="gr90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1.147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cm" fo:min-width="0cm"/>
    </style:style>
    <style:style style:name="gr92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3.814cm" fo:min-width="0cm"/>
    </style:style>
    <style:style style:name="gr9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94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8.005cm" fo:min-width="0cm"/>
    </style:style>
    <style:style style:name="gr95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319cm" fo:min-width="4.3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79cm"/>
    </style:style>
    <style:style style:name="P1" style:family="paragraph">
      <loext:graphic-properties draw:fill="solid" draw:fill-color="#666666" draw:opacity="20%"/>
      <style:paragraph-properties fo:text-align="center"/>
    </style:style>
    <style:style style:name="P2" style:family="paragraph">
      <loext:graphic-properties draw:fill="none" draw:fill-color="#ffffff"/>
      <style:text-properties fo:color="#666666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/>
      <style:text-properties fo:color="#000000" style:font-name="Monospace" fo:font-size="6pt" style:font-name-asian="Monospace" style:font-size-asian="6pt" style:font-name-complex="Monospace" style:font-size-complex="6pt"/>
    </style:style>
    <style:style style:name="P9" style:family="paragraph">
      <loext:graphic-properties draw:fill="none"/>
      <style:paragraph-properties style:text-autospace="none"/>
      <style:text-properties fo:color="#000000" style:font-name="Monospace" fo:font-size="6pt" style:font-name-asian="Monospace" style:font-size-asian="6pt" style:font-name-complex="Monospace" style:font-size-complex="6pt"/>
    </style:style>
    <style:style style:name="P10" style:family="paragraph">
      <loext:graphic-properties draw:fill="none" draw:fill-color="#ffffff"/>
      <style:paragraph-properties style:text-autospace="none"/>
      <style:text-properties fo:color="#000000" style:font-name="Monospace" fo:font-size="6pt" fo:font-weight="bold" style:font-name-asian="Monospace" style:font-size-asian="6pt" style:font-weight-asian="bold" style:font-name-complex="Monospace" style:font-size-complex="6pt" style:font-weight-complex="bold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loext:graphic-properties draw:fill="none" draw:fill-color="#ffffff"/>
      <style:paragraph-properties style:text-autospace="none"/>
      <style:text-properties fo:color="#000000" style:font-name="Liberation Sans1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3" style:family="paragraph">
      <loext:graphic-properties draw:fill="none" draw:fill-color="#ffffff"/>
      <style:text-properties fo:color="#000000" style:font-name="Liberation Sans1"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indent="0cm" style:text-autospace="non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b2b2b2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color="#000000" fo:font-size="8pt" style:font-size-asian="8pt" style:font-size-complex="8pt"/>
    </style:style>
    <style:style style:name="P19" style:family="paragraph">
      <style:text-properties style:font-name="Liberation Sans1" fo:font-size="9pt" style:font-size-asian="9pt" style:font-size-complex="9pt"/>
    </style:style>
    <style:style style:name="P20" style:family="paragraph">
      <loext:graphic-properties draw:fill="none" draw:fill-color="#ffffff"/>
      <style:text-properties fo:color="#000000" style:font-name="Liberation Sans1" fo:font-size="9pt" style:font-size-asian="9pt" style:font-size-complex="9pt"/>
    </style:style>
    <style:style style:name="P21" style:family="paragraph">
      <style:text-properties fo:color="#000000" style:font-name="Liberation Sans1"/>
    </style:style>
    <style:style style:name="P22" style:family="paragraph">
      <loext:graphic-properties draw:fill="solid" draw:fill-color="#ffffff" draw:opacity="100%"/>
      <style:text-properties fo:color="#000000" style:font-name="Liberation Sans1" fo:font-size="9pt" style:font-size-asian="9pt" style:font-size-complex="9pt"/>
    </style:style>
    <style:style style:name="T1" style:family="text">
      <style:text-properties fo:color="#666666"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font-name="Monospace" fo:font-size="6pt" fo:font-weight="bold" style:font-name-asian="Monospace" style:font-size-asian="6pt" style:font-weight-asian="bold" style:font-name-complex="Monospace" style:font-size-complex="6pt" style:font-weight-complex="bold"/>
    </style:style>
    <style:style style:name="T5" style:family="text">
      <style:text-properties fo:color="#000000" style:font-name="Monospace" fo:font-size="6pt" style:font-name-asian="Monospace" style:font-size-asian="6pt" style:font-name-complex="Monospace" style:font-size-complex="6pt"/>
    </style:style>
    <style:style style:name="T6" style:family="text">
      <style:text-properties fo:color="#000000" style:font-name="Monospace" fo:font-size="6pt" fo:font-weight="normal" style:font-name-asian="Monospace" style:font-size-asian="6pt" style:font-weight-asian="normal" style:font-name-complex="Monospace" style:font-size-complex="6pt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Monospace" fo:font-size="6pt" fo:font-style="normal" fo:text-shadow="none" style:text-underline-style="none" fo:font-weight="bold" style:letter-kerning="true" style:font-name-asian="Monospace" style:font-size-asian="6pt" style:font-style-asian="normal" style:font-weight-asian="bold" style:font-name-complex="Monospace" style:font-size-complex="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Monospace" fo:font-size="6pt" fo:font-style="normal" fo:text-shadow="none" style:text-underline-style="none" fo:font-weight="normal" style:letter-kerning="true" style:font-name-asian="Monospace" style:font-size-asian="6pt" style:font-style-asian="normal" style:font-weight-asian="normal" style:font-name-complex="Monospace" style:font-size-complex="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2pt" style:font-style-asian="normal" style:font-weight-asian="normal" style:font-name-complex="Monospac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8pt" style:font-size-asian="8pt" style:font-size-complex="8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Liberation Sans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7.951cm" svg:x="1cm" svg:y="12.04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51cm" svg:height="0.569cm" svg:x="1.635cm" svg:y="12.115cm">
          <draw:text-box>
            <text:p><text:span text:style-name="T1">S</text:span><text:span text:style-name="T1">tr</text:span><text:span text:style-name="T1">at</text:span><text:span text:style-name="T1">e</text:span><text:span text:style-name="T1">g</text:span><text:span text:style-name="T1">y</text:span></text:p>
          </draw:text-box>
        </draw:frame>
        <draw:frame draw:style-name="gr3" draw:text-style-name="P3" draw:layer="layout" svg:width="0.508cm" svg:height="0.508cm" svg:x="1.127cm" svg:y="12.176cm">
          <draw:image xlink:href="Pictures/100001B200003505000035056A900D04B2C8143E.svg" xlink:type="simple" xlink:show="embed" xlink:actuate="onLoad">
            <text:p/>
          </draw:image>
          <draw:image xlink:href="Pictures/100002010000020100000201AEF4F5F0825A2DF6.png" xlink:type="simple" xlink:show="embed" xlink:actuate="onLoad"/>
        </draw:frame>
        <draw:custom-shape draw:style-name="gr4" draw:text-style-name="P1" draw:layer="layout" svg:width="8.504cm" svg:height="7.443cm" svg:x="1.005cm" svg:y="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651cm" svg:height="0.569cm" svg:x="1.64cm" svg:y="3.529cm">
          <draw:text-box>
            <text:p><text:span text:style-name="T1">B</text:span><text:span text:style-name="T1">a</text:span><text:span text:style-name="T1">c</text:span><text:span text:style-name="T1">k</text:span></text:p>
          </draw:text-box>
        </draw:frame>
        <draw:frame draw:style-name="gr3" draw:text-style-name="P3" draw:layer="layout" svg:width="0.508cm" svg:height="0.508cm" svg:x="1.132cm" svg:y="3.59cm">
          <draw:image xlink:href="Pictures/100001B200003505000035056A900D04B2C8143E.svg" xlink:type="simple" xlink:show="embed" xlink:actuate="onLoad">
            <text:p/>
          </draw:image>
          <draw:image xlink:href="Pictures/100002010000020100000201AEF4F5F0825A2DF6.png" xlink:type="simple" xlink:show="embed" xlink:actuate="onLoad"/>
        </draw:frame>
        <draw:frame draw:style-name="gr5" draw:text-style-name="P4" draw:layer="measurelines" svg:width="4.905cm" svg:height="0.962cm" svg:x="12.176cm" svg:y="1.054cm">
          <draw:text-box>
            <text:p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D</text:span><text:span text:style-name="T2">i</text:span><text:span text:style-name="T2">a</text:span><text:span text:style-name="T2">g</text:span><text:span text:style-name="T2">r</text:span><text:span text:style-name="T2">a</text:span><text:span text:style-name="T2">m</text:span></text:p>
          </draw:text-box>
        </draw:frame>
        <draw:custom-shape draw:style-name="gr6" draw:text-style-name="P5" draw:layer="measurelines" svg:width="6.096cm" svg:height="2.54cm" svg:x="2.143cm" svg:y="4.56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measurelines" svg:width="2.661cm" svg:height="0.645cm" svg:x="3.921cm" svg:y="4.556cm">
          <draw:text-box>
            <text:p><text:span text:style-name="T3">&lt;</text:span><text:span text:style-name="T3">&lt;</text:span><text:span text:style-name="T3">i</text:span><text:span text:style-name="T3">n</text:span><text:span text:style-name="T3">t</text:span><text:span text:style-name="T3">e</text:span><text:span text:style-name="T3">rf</text:span><text:span text:style-name="T3">a</text:span><text:span text:style-name="T3">c</text:span><text:span text:style-name="T3">e</text:span><text:span text:style-name="T3">&gt;</text:span><text:span text:style-name="T3">&gt;</text:span></text:p>
          </draw:text-box>
        </draw:frame>
        <draw:frame draw:style-name="gr8" draw:text-style-name="P8" draw:layer="measurelines" svg:width="6.35cm" svg:height="1.543cm" svg:x="2.016cm" svg:y="5.836cm">
          <draw:text-box>
            <text:p text:style-name="P7"><text:span text:style-name="T4">+ </text:span><text:span text:style-name="T4">a</text:span><text:span text:style-name="T4">t</text:span><text:span text:style-name="T4">t</text:span><text:span text:style-name="T4">a</text:span><text:span text:style-name="T4">c</text:span><text:span text:style-name="T4">h</text:span><text:span text:style-name="T5">(</text:span><text:span text:style-name="T5">O</text:span><text:span text:style-name="T5">b</text:span><text:span text:style-name="T5">s</text:span><text:span text:style-name="T5">e</text:span><text:span text:style-name="T5">r</text:span><text:span text:style-name="T5">v</text:span><text:span text:style-name="T5">a</text:span><text:span text:style-name="T5">t</text:span><text:span text:style-name="T5">e</text:span><text:span text:style-name="T5">u</text:span><text:span text:style-name="T5">r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u</text:span><text:span text:style-name="T5">r</text:span><text:span text:style-name="T5">A</text:span><text:span text:style-name="T5">s</text:span><text:span text:style-name="T5">y</text:span><text:span text:style-name="T5">n</text:span><text:span text:style-name="T5">c</text:span><text:span text:style-name="T5">)</text:span><text:span text:style-name="T5">:</text:span><text:span text:style-name="T5">v</text:span><text:span text:style-name="T5">o</text:span><text:span text:style-name="T5">i</text:span><text:span text:style-name="T5">d</text:span></text:p>
            <text:p text:style-name="P7"><text:span text:style-name="T4">+ </text:span><text:span text:style-name="T4">d</text:span><text:span text:style-name="T4">e</text:span><text:span text:style-name="T4">t</text:span><text:span text:style-name="T4">a</text:span><text:span text:style-name="T4">c</text:span><text:span text:style-name="T4">h</text:span><text:span text:style-name="T5">(</text:span><text:span text:style-name="T5">O</text:span><text:span text:style-name="T5">b</text:span><text:span text:style-name="T5">s</text:span><text:span text:style-name="T5">e</text:span><text:span text:style-name="T5">r</text:span><text:span text:style-name="T5">v</text:span><text:span text:style-name="T5">a</text:span><text:span text:style-name="T5">t</text:span><text:span text:style-name="T5">e</text:span><text:span text:style-name="T5">u</text:span><text:span text:style-name="T5">r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u</text:span><text:span text:style-name="T5">r</text:span><text:span text:style-name="T5">A</text:span><text:span text:style-name="T5">s</text:span><text:span text:style-name="T5">y</text:span><text:span text:style-name="T5">n</text:span><text:span text:style-name="T5">c</text:span><text:span text:style-name="T5">)</text:span><text:span text:style-name="T5">:</text:span><text:span text:style-name="T5">v</text:span><text:span text:style-name="T5">o</text:span><text:span text:style-name="T5">i</text:span><text:span text:style-name="T5">d</text:span></text:p>
            <text:p text:style-name="P7"><text:span text:style-name="T4">+ </text:span><text:span text:style-name="T4">r</text:span><text:span text:style-name="T4">u</text:span><text:span text:style-name="T4">n</text:span><text:span text:style-name="T5">(</text:span><text:span text:style-name="T5">)</text:span><text:span text:style-name="T5">:</text:span><text:span text:style-name="T5">v</text:span><text:span text:style-name="T5">o</text:span><text:span text:style-name="T5">i</text:span><text:span text:style-name="T5">d</text:span></text:p>
            <text:p text:style-name="P7"><text:span text:style-name="T4">+ </text:span><text:span text:style-name="T4">g</text:span><text:span text:style-name="T4">e</text:span><text:span text:style-name="T4">t</text:span><text:span text:style-name="T4">V</text:span><text:span text:style-name="T4">a</text:span><text:span text:style-name="T4">l</text:span><text:span text:style-name="T4">u</text:span><text:span text:style-name="T4">e</text:span><text:span text:style-name="T5">(</text:span><text:span text:style-name="T5">)</text:span><text:span text:style-name="T5">:</text:span><text:span text:style-name="T5">I</text:span><text:span text:style-name="T5">n</text:span><text:span text:style-name="T5">t</text:span><text:span text:style-name="T5">e</text:span><text:span text:style-name="T5">g</text:span><text:span text:style-name="T5">e</text:span><text:span text:style-name="T5">r</text:span></text:p>
          </draw:text-box>
        </draw:frame>
        <draw:frame draw:style-name="gr9" draw:text-style-name="P6" draw:layer="measurelines" svg:width="2.28cm" svg:height="0.645cm" svg:x="4.175cm" svg:y="4.937cm">
          <draw:text-box>
            <text:p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</text:span><text:span text:style-name="T3">u</text:span><text:span text:style-name="T3">r</text:span></text:p>
          </draw:text-box>
        </draw:frame>
        <draw:custom-shape draw:style-name="gr10" draw:text-style-name="P5" draw:layer="measurelines" svg:width="6.096cm" svg:height="0.254cm" svg:x="2.143cm" svg:y="5.5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measurelines" svg:width="2.794cm" svg:height="1.905cm" svg:x="5.445cm" svg:y="7.6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measurelines" svg:width="2.794cm" svg:height="0.489cm" svg:x="5.445cm" svg:y="8.25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measurelines" svg:width="2.667cm" svg:height="0.497cm" svg:x="5.318cm" svg:y="8.25cm">
          <draw:text-box>
            <text:p text:style-name="P7"><text:span text:style-name="T4">+ </text:span><text:span text:style-name="T4">I</text:span><text:span text:style-name="T4">n</text:span><text:span text:style-name="T4">t</text:span><text:span text:style-name="T4">e</text:span><text:span text:style-name="T4">g</text:span><text:span text:style-name="T4">e</text:span><text:span text:style-name="T4">r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/text:p>
          </draw:text-box>
        </draw:frame>
        <draw:frame draw:style-name="gr14" draw:text-style-name="P6" draw:layer="measurelines" svg:width="3.048cm" svg:height="0.645cm" svg:x="5.445cm" svg:y="7.604cm">
          <draw:text-box>
            <text:p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</text:span><text:span text:style-name="T3">u</text:span><text:span text:style-name="T3">rI</text:span><text:span text:style-name="T3">m</text:span><text:span text:style-name="T3">p</text:span><text:span text:style-name="T3">l</text:span></text:p>
          </draw:text-box>
        </draw:frame>
        <draw:frame draw:style-name="gr15" draw:text-style-name="P8" draw:layer="measurelines" svg:width="2.794cm" svg:height="0.743cm" svg:x="5.318cm" svg:y="8.747cm">
          <draw:text-box>
            <text:p text:style-name="P7"><text:span text:style-name="T4">+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u</text:span><text:span text:style-name="T4">r</text:span><text:span text:style-name="T4">I</text:span><text:span text:style-name="T4">m</text:span><text:span text:style-name="T4">p</text:span><text:span text:style-name="T4">l</text:span><text:span text:style-name="T6">(</text:span><text:span text:style-name="T6">)</text:span></text:p>
            <text:p text:style-name="P7"><text:span text:style-name="T4">+</text:span><text:span text:style-name="T5"> </text:span><text:span text:style-name="T4">G</text:span><text:span text:style-name="T4">e</text:span><text:span text:style-name="T4">t</text:span><text:span text:style-name="T4">t</text:span><text:span text:style-name="T4">e</text:span><text:span text:style-name="T4">r</text:span><text:span text:style-name="T4">/</text:span><text:span text:style-name="T4">S</text:span><text:span text:style-name="T4">e</text:span><text:span text:style-name="T4">t</text:span><text:span text:style-name="T4">t</text:span><text:span text:style-name="T4">e</text:span><text:span text:style-name="T4">r</text:span></text:p>
          </draw:text-box>
        </draw:frame>
        <draw:custom-shape draw:style-name="gr16" draw:text-style-name="P5" draw:layer="measurelines" svg:width="2.667cm" svg:height="1.895cm" svg:x="2.651cm" svg:y="13.20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measurelines" svg:width="2.661cm" svg:height="0.645cm" svg:x="2.651cm" svg:y="13.182cm">
          <draw:text-box>
            <text:p><text:span text:style-name="T3">&lt;</text:span><text:span text:style-name="T3">&lt;</text:span><text:span text:style-name="T3">i</text:span><text:span text:style-name="T3">n</text:span><text:span text:style-name="T3">t</text:span><text:span text:style-name="T3">e</text:span><text:span text:style-name="T3">rf</text:span><text:span text:style-name="T3">a</text:span><text:span text:style-name="T3">c</text:span><text:span text:style-name="T3">e</text:span><text:span text:style-name="T3">&gt;</text:span><text:span text:style-name="T3">&gt;</text:span></text:p>
          </draw:text-box>
        </draw:frame>
        <draw:frame draw:style-name="gr17" draw:text-style-name="P6" draw:layer="measurelines" svg:width="2.559cm" svg:height="0.645cm" svg:x="2.651cm" svg:y="13.563cm">
          <draw:text-box>
            <text:p><text:span text:style-name="T3">A</text:span><text:span text:style-name="T3">l</text:span><text:span text:style-name="T3">g</text:span><text:span text:style-name="T3">o</text:span><text:span text:style-name="T3">D</text:span><text:span text:style-name="T3">if</text:span><text:span text:style-name="T3">f</text:span><text:span text:style-name="T3">u</text:span><text:span text:style-name="T3">s</text:span><text:span text:style-name="T3">i</text:span><text:span text:style-name="T3">o</text:span><text:span text:style-name="T3">n</text:span></text:p>
          </draw:text-box>
        </draw:frame>
        <draw:custom-shape draw:style-name="gr18" draw:text-style-name="P5" draw:layer="measurelines" svg:width="2.667cm" svg:height="0.254cm" svg:x="2.651cm" svg:y="14.218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measurelines" svg:width="2.789cm" svg:height="0.497cm" svg:x="2.529cm" svg:y="14.473cm">
          <draw:text-box>
            <text:p text:style-name="P7"><text:span text:style-name="T7">+ 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e</text:span><text:span text:style-name="T8">(</text:span><text:span text:style-name="T8">)</text:span><text:span text:style-name="T8">: </text:span><text:span text:style-name="T8">v</text:span><text:span text:style-name="T8">o</text:span><text:span text:style-name="T8">i</text:span><text:span text:style-name="T8">d</text:span></text:p>
          </draw:text-box>
        </draw:frame>
        <draw:custom-shape draw:style-name="gr20" draw:text-style-name="P5" draw:layer="measurelines" svg:width="5.207cm" svg:height="1.524cm" svg:x="6.588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measurelines" svg:width="5.207cm" svg:height="0.235cm" svg:x="6.588cm" svg:y="16.132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measurelines" svg:width="4.826cm" svg:height="0.762cm" svg:x="6.461cm" svg:y="16.113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3" draw:text-style-name="P6" draw:layer="measurelines" svg:width="3.429cm" svg:height="0.743cm" svg:x="6.969cm" svg:y="15.497cm">
          <draw:text-box>
            <text:p><text:span text:style-name="T3">D</text:span><text:span text:style-name="T3">if</text:span><text:span text:style-name="T3">f</text:span><text:span text:style-name="T3">u</text:span><text:span text:style-name="T3">s</text:span><text:span text:style-name="T3">i</text:span><text:span text:style-name="T3">o</text:span><text:span text:style-name="T3">n</text:span><text:span text:style-name="T3">A</text:span><text:span text:style-name="T3">t</text:span><text:span text:style-name="T3">o</text:span><text:span text:style-name="T3">m</text:span><text:span text:style-name="T3">i</text:span><text:span text:style-name="T3">q</text:span><text:span text:style-name="T3">u</text:span><text:span text:style-name="T3">e</text:span></text:p>
          </draw:text-box>
        </draw:frame>
        <draw:frame draw:style-name="gr15" draw:text-style-name="P8" draw:layer="measurelines" svg:width="4.953cm" svg:height="0.743cm" svg:x="6.461cm" svg:y="16.386cm">
          <draw:text-box>
            <text:p text:style-name="P7"><text:span text:style-name="T4">+</text:span><text:span text:style-name="T5"> </text:span><text:span text:style-name="T4">D</text:span><text:span text:style-name="T4">i</text:span><text:span text:style-name="T4">f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text:span text:style-name="T4">A</text:span><text:span text:style-name="T4">t</text:span><text:span text:style-name="T4">o</text:span><text:span text:style-name="T4">m</text:span><text:span text:style-name="T4">i</text:span><text:span text:style-name="T4">q</text:span><text:span text:style-name="T4">u</text:span><text:span text:style-name="T4">e</text:span><text:span text:style-name="T6">(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u</text:span><text:span text:style-name="T6">r</text:span><text:span text:style-name="T6">I</text:span><text:span text:style-name="T6">m</text:span><text:span text:style-name="T6">p</text:span><text:span text:style-name="T6">l</text:span><text:span text:style-name="T6">)</text:span></text:p>
            <text:p text:style-name="P7"><text:span text:style-name="T5"><text:tab/></text:span></text:p>
          </draw:text-box>
        </draw:frame>
        <draw:custom-shape draw:style-name="gr24" draw:text-style-name="P5" draw:layer="measurelines" svg:width="5.207cm" svg:height="1.778cm" svg:x="6.588cm" svg:y="17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measurelines" svg:width="5.207cm" svg:height="0.489cm" svg:x="6.588cm" svg:y="18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measurelines" svg:width="6.35cm" svg:height="0.762cm" svg:x="6.461cm" svg:y="15.878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6" draw:text-style-name="P6" draw:layer="measurelines" svg:width="3.937cm" svg:height="1.039cm" svg:x="7.35cm" svg:y="17.402cm">
          <draw:text-box>
            <text:p><text:span text:style-name="T3">D</text:span><text:span text:style-name="T3">if</text:span><text:span text:style-name="T3">f</text:span><text:span text:style-name="T3">u</text:span><text:span text:style-name="T3">s</text:span><text:span text:style-name="T3">i</text:span><text:span text:style-name="T3">o</text:span><text:span text:style-name="T3">n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i</text:span><text:span text:style-name="T3">e</text:span><text:span text:style-name="T3">ll</text:span><text:span text:style-name="T3">e</text:span></text:p>
          </draw:text-box>
        </draw:frame>
        <draw:frame draw:style-name="gr15" draw:text-style-name="P8" draw:layer="measurelines" svg:width="5.461cm" svg:height="0.743cm" svg:x="6.461cm" svg:y="18.564cm">
          <draw:text-box>
            <text:p text:style-name="P7"><text:span text:style-name="T4">+</text:span><text:span text:style-name="T5"> </text:span><text:span text:style-name="T4">D</text:span><text:span text:style-name="T4">i</text:span><text:span text:style-name="T4">f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text:span text:style-name="T4">S</text:span><text:span text:style-name="T4">e</text:span><text:span text:style-name="T4">q</text:span><text:span text:style-name="T4">u</text:span><text:span text:style-name="T4">e</text:span><text:span text:style-name="T4">n</text:span><text:span text:style-name="T4">t</text:span><text:span text:style-name="T4">i</text:span><text:span text:style-name="T4">e</text:span><text:span text:style-name="T4">l</text:span><text:span text:style-name="T4">l</text:span><text:span text:style-name="T4">e</text:span><text:span text:style-name="T6">(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u</text:span><text:span text:style-name="T6">r</text:span><text:span text:style-name="T6">I</text:span><text:span text:style-name="T6">m</text:span><text:span text:style-name="T6">p</text:span><text:span text:style-name="T6">l</text:span><text:span text:style-name="T6">)</text:span></text:p>
            <text:p text:style-name="P7"><text:span text:style-name="T5"><text:tab/></text:span></text:p>
          </draw:text-box>
        </draw:frame>
        <draw:frame draw:style-name="gr15" draw:text-style-name="P8" draw:layer="measurelines" svg:width="2.921cm" svg:height="0.743cm" svg:x="6.461cm" svg:y="18.037cm">
          <draw:text-box>
            <text:p text:style-name="P7"><text:span text:style-name="T4">-</text:span><text:span text:style-name="T5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5"> </text:span><text:span text:style-name="T5">r</text:span><text:span text:style-name="T5">u</text:span><text:span text:style-name="T5">n</text:span><text:span text:style-name="T5">n</text:span><text:span text:style-name="T5">e</text:span><text:span text:style-name="T5">r</text:span></text:p>
            <text:p text:style-name="P7"><text:span text:style-name="T5"><text:tab/></text:span></text:p>
          </draw:text-box>
        </draw:frame>
        <draw:custom-shape draw:style-name="gr20" draw:text-style-name="P5" draw:layer="measurelines" svg:width="5.207cm" svg:height="1.524cm" svg:x="6.588cm" svg:y="13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measurelines" svg:width="5.207cm" svg:height="0.235cm" svg:x="6.588cm" svg:y="13.992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measurelines" svg:width="6.35cm" svg:height="0.762cm" svg:x="7.858cm" svg:y="17.764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6" draw:text-style-name="P6" draw:layer="measurelines" svg:width="3.175cm" svg:height="1.039cm" svg:x="7.477cm" svg:y="13.338cm">
          <draw:text-box>
            <text:p><text:span text:style-name="T3">D</text:span><text:span text:style-name="T3">if</text:span><text:span text:style-name="T3">f</text:span><text:span text:style-name="T3">u</text:span><text:span text:style-name="T3">s</text:span><text:span text:style-name="T3">i</text:span><text:span text:style-name="T3">o</text:span><text:span text:style-name="T3">n</text:span><text:span text:style-name="T3">C</text:span><text:span text:style-name="T3">a</text:span><text:span text:style-name="T3">u</text:span><text:span text:style-name="T3">s</text:span><text:span text:style-name="T3">a</text:span><text:span text:style-name="T3">l</text:span><text:span text:style-name="T3">e</text:span></text:p>
          </draw:text-box>
        </draw:frame>
        <draw:frame draw:style-name="gr15" draw:text-style-name="P8" draw:layer="measurelines" svg:width="5.715cm" svg:height="0.743cm" svg:x="6.461cm" svg:y="14.227cm">
          <draw:text-box>
            <text:p text:style-name="P7"><text:span text:style-name="T4">+</text:span><text:span text:style-name="T5"> </text:span><text:span text:style-name="T4">D</text:span><text:span text:style-name="T4">i</text:span><text:span text:style-name="T4">f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text:span text:style-name="T4">S</text:span><text:span text:style-name="T4">e</text:span><text:span text:style-name="T4">q</text:span><text:span text:style-name="T4">u</text:span><text:span text:style-name="T4">e</text:span><text:span text:style-name="T4">n</text:span><text:span text:style-name="T4">t</text:span><text:span text:style-name="T4">i</text:span><text:span text:style-name="T4">e</text:span><text:span text:style-name="T4">l</text:span><text:span text:style-name="T4">l</text:span><text:span text:style-name="T4">e</text:span><text:span text:style-name="T6">(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u</text:span><text:span text:style-name="T6">r</text:span><text:span text:style-name="T6">I</text:span><text:span text:style-name="T6">m</text:span><text:span text:style-name="T6">p</text:span><text:span text:style-name="T6">l</text:span><text:span text:style-name="T6">)</text:span></text:p>
            <text:p text:style-name="P7"><text:span text:style-name="T5"><text:tab/></text:span></text:p>
          </draw:text-box>
        </draw:frame>
        <draw:frame draw:style-name="gr27" draw:text-style-name="P8" draw:layer="measurelines" svg:width="5.334cm" svg:height="0.889cm" svg:x="6.461cm" svg:y="13.846cm">
          <draw:text-box>
            <text:p><text:span text:style-name="T4"/></text:p>
            <text:p text:style-name="P7"><text:span text:style-name="T5"><text:tab/></text:span></text:p>
          </draw:text-box>
        </draw:frame>
        <draw:custom-shape draw:style-name="gr28" draw:text-style-name="P5" draw:layer="measurelines" svg:width="5.588cm" svg:height="1.778cm" svg:x="13.319cm" svg:y="17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measurelines" svg:width="5.588cm" svg:height="0.489cm" svg:x="13.319cm" svg:y="18.056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measurelines" svg:width="6.35cm" svg:height="0.762cm" svg:x="13.192cm" svg:y="17.91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6" draw:text-style-name="P6" draw:layer="measurelines" svg:width="3.937cm" svg:height="1.039cm" svg:x="14.589cm" svg:y="17.402cm">
          <draw:text-box>
            <text:p><text:span text:style-name="T3">D</text:span><text:span text:style-name="T3">if</text:span><text:span text:style-name="T3">f</text:span><text:span text:style-name="T3">u</text:span><text:span text:style-name="T3">s</text:span><text:span text:style-name="T3">i</text:span><text:span text:style-name="T3">o</text:span><text:span text:style-name="T3">n</text:span><text:span text:style-name="T3">S</text:span><text:span text:style-name="T3">e</text:span><text:span text:style-name="T3">q</text:span><text:span text:style-name="T3">R</text:span><text:span text:style-name="T3">u</text:span><text:span text:style-name="T3">n</text:span><text:span text:style-name="T3">n</text:span><text:span text:style-name="T3">e</text:span><text:span text:style-name="T3">r</text:span></text:p>
          </draw:text-box>
        </draw:frame>
        <draw:frame draw:style-name="gr15" draw:text-style-name="P8" draw:layer="measurelines" svg:width="5.842cm" svg:height="0.743cm" svg:x="13.192cm" svg:y="18.672cm">
          <draw:text-box>
            <text:p><text:span text:style-name="T4">+</text:span><text:span text:style-name="T5"> </text:span><text:span text:style-name="T4">D</text:span><text:span text:style-name="T4">i</text:span><text:span text:style-name="T4">f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text:span text:style-name="T4">S</text:span><text:span text:style-name="T4">e</text:span><text:span text:style-name="T4">q</text:span><text:span text:style-name="T4">R</text:span><text:span text:style-name="T4">u</text:span><text:span text:style-name="T4">n</text:span><text:span text:style-name="T4">n</text:span><text:span text:style-name="T4">e</text:span><text:span text:style-name="T4">r</text:span><text:span text:style-name="T6">(</text:span><text:span text:style-name="T8">L</text:span><text:span text:style-name="T8">i</text:span><text:span text:style-name="T8">s</text:span><text:span text:style-name="T8">t</text:span><text:span text:style-name="T8">&lt;</text:span><text:span text:style-name="T8">F</text:span><text:span text:style-name="T8">u</text:span><text:span text:style-name="T8">t</text:span><text:span text:style-name="T8">u</text:span><text:span text:style-name="T8">r</text:span><text:span text:style-name="T8">e</text:span><text:span text:style-name="T8">&lt;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&gt;</text:span><text:span text:style-name="T8">&gt;</text:span><text:span text:style-name="T6">)</text:span></text:p>
            <text:p text:style-name="P7"><text:span text:style-name="T5"><text:tab/></text:span></text:p>
          </draw:text-box>
        </draw:frame>
        <draw:frame draw:style-name="gr30" draw:text-style-name="P10" draw:layer="measurelines" svg:width="6.35cm" svg:height="1.016cm" svg:x="13.192cm" svg:y="18.037cm">
          <draw:text-box>
            <text:p text:style-name="P7"><text:span text:style-name="T4">+ </text:span><text:span text:style-name="T7">L</text:span><text:span text:style-name="T7">i</text:span><text:span text:style-name="T7">s</text:span><text:span text:style-name="T7">t </text:span><text:span text:style-name="T7">&lt;</text:span><text:span text:style-name="T7">F</text:span><text:span text:style-name="T7">u</text:span><text:span text:style-name="T7">t</text:span><text:span text:style-name="T7">u</text:span><text:span text:style-name="T7">r</text:span><text:span text:style-name="T7">e</text:span><text:span text:style-name="T7">&lt;</text:span><text:span text:style-name="T7">O</text:span><text:span text:style-name="T7">b</text:span><text:span text:style-name="T7">j</text:span><text:span text:style-name="T7">e</text:span><text:span text:style-name="T7">c</text:span><text:span text:style-name="T7">t</text:span><text:span text:style-name="T7">&gt;</text:span><text:span text:style-name="T7">&gt; </text:span><text:span text:style-name="T8">f</text:span><text:span text:style-name="T8">u</text:span><text:span text:style-name="T8">t</text:span><text:span text:style-name="T8">u</text:span><text:span text:style-name="T8">r</text:span><text:span text:style-name="T8">e</text:span><text:span text:style-name="T8">L</text:span><text:span text:style-name="T8">i</text:span><text:span text:style-name="T8">s</text:span><text:span text:style-name="T8">t</text:span></text:p>
            <text:p text:style-name="P7"><text:span text:style-name="T4"><text:tab/></text:span></text:p>
          </draw:text-box>
        </draw:frame>
        <draw:custom-shape draw:style-name="gr31" draw:text-style-name="P5" draw:layer="measurelines" svg:width="2.577cm" svg:height="1.895cm" svg:x="23.061cm" svg:y="17.393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measurelines" svg:width="2.667cm" svg:height="1.039cm" svg:x="23.098cm" svg:y="17.383cm">
          <draw:text-box>
            <text:p><text:span text:style-name="T3">&lt;</text:span><text:span text:style-name="T3">&lt;</text:span><text:span text:style-name="T3">i</text:span><text:span text:style-name="T3">n</text:span><text:span text:style-name="T3">t</text:span><text:span text:style-name="T3">e</text:span><text:span text:style-name="T3">rf</text:span><text:span text:style-name="T3">a</text:span><text:span text:style-name="T3">c</text:span><text:span text:style-name="T3">e</text:span><text:span text:style-name="T3">&gt;</text:span><text:span text:style-name="T3">&gt;</text:span></text:p>
          </draw:text-box>
        </draw:frame>
        <draw:frame draw:style-name="gr33" draw:text-style-name="P6" draw:layer="measurelines" svg:width="2.08cm" svg:height="0.645cm" svg:x="23.431cm" svg:y="17.764cm">
          <draw:text-box>
            <text:p><text:span text:style-name="T3">R</text:span><text:span text:style-name="T3">u</text:span><text:span text:style-name="T3">n</text:span><text:span text:style-name="T3">n</text:span><text:span text:style-name="T3">a</text:span><text:span text:style-name="T3">b</text:span><text:span text:style-name="T3">l</text:span><text:span text:style-name="T3">e</text:span></text:p>
          </draw:text-box>
        </draw:frame>
        <draw:custom-shape draw:style-name="gr34" draw:text-style-name="P5" draw:layer="measurelines" svg:width="2.577cm" svg:height="0.254cm" svg:x="23.061cm" svg:y="18.409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measurelines" svg:width="2.704cm" svg:height="0.497cm" svg:x="22.971cm" svg:y="18.664cm">
          <draw:text-box>
            <text:p text:style-name="P7"><text:span text:style-name="T7">+ </text:span><text:span text:style-name="T7">r</text:span><text:span text:style-name="T7">u</text:span><text:span text:style-name="T7">n</text:span><text:span text:style-name="T8">(</text:span><text:span text:style-name="T8">)</text:span><text:span text:style-name="T8">: </text:span><text:span text:style-name="T8">v</text:span><text:span text:style-name="T8">o</text:span><text:span text:style-name="T8">i</text:span><text:span text:style-name="T8">d</text:span></text:p>
          </draw:text-box>
        </draw:frame>
        <draw:line draw:style-name="gr35" draw:text-style-name="P3" draw:layer="measurelines" svg:x1="11.795cm" svg:y1="18.291cm" svg:x2="13.319cm" svg:y2="18.291cm">
          <text:p/>
        </draw:line>
        <draw:line draw:style-name="gr36" draw:text-style-name="P3" draw:layer="measurelines" svg:x1="6.588cm" svg:y1="14.208cm" svg:x2="5.318cm" svg:y2="14.208cm">
          <text:p/>
        </draw:line>
        <draw:line draw:style-name="gr37" draw:text-style-name="P3" draw:layer="measurelines" svg:x1="5.953cm" svg:y1="14.208cm" svg:x2="5.953cm" svg:y2="18.399cm">
          <text:p/>
        </draw:line>
        <draw:line draw:style-name="gr37" draw:text-style-name="P3" draw:layer="measurelines" svg:x1="5.953cm" svg:y1="16.494cm" svg:x2="6.588cm" svg:y2="16.494cm">
          <text:p/>
        </draw:line>
        <draw:line draw:style-name="gr37" draw:text-style-name="P3" draw:layer="measurelines" svg:x1="6.588cm" svg:y1="18.399cm" svg:x2="5.953cm" svg:y2="18.399cm">
          <text:p/>
        </draw:line>
        <draw:frame draw:style-name="gr38" draw:text-style-name="P11" draw:layer="measurelines" svg:width="0.68cm" svg:height="0.607cm" svg:x="3.286cm" svg:y="12.684cm">
          <draw:text-box>
            <text:p><text:span text:style-name="T9">1</text:span></text:p>
          </draw:text-box>
        </draw:frame>
        <draw:line draw:style-name="gr36" draw:text-style-name="P3" draw:layer="measurelines" svg:x1="7.223cm" svg:y1="7.604cm" svg:x2="7.223cm" svg:y2="7.096cm">
          <text:p/>
        </draw:line>
        <draw:custom-shape draw:style-name="gr39" draw:text-style-name="P5" draw:layer="measurelines" svg:width="7.62cm" svg:height="2.283cm" svg:x="12.557cm" svg:y="13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5" draw:layer="measurelines" svg:width="7.62cm" svg:height="0.508cm" svg:x="12.557cm" svg:y="14.081cm">
          <text:p/>
          <draw:enhanced-geometry svg:viewBox="0 0 21600 21600" draw:type="rectangle" draw:enhanced-path="M 0 0 L 21600 0 21600 21600 0 21600 0 0 Z N"/>
        </draw:custom-shape>
        <draw:frame draw:style-name="gr41" draw:text-style-name="P12" draw:layer="measurelines" svg:width="5.715cm" svg:height="0.762cm" svg:x="13.446cm" svg:y="13.319cm">
          <draw:text-box>
            <text:p text:style-name="P7"><text:span text:style-name="T10">D</text:span><text:span text:style-name="T10">if</text:span><text:span text:style-name="T10">f</text:span><text:span text:style-name="T10">u</text:span><text:span text:style-name="T10">s</text:span><text:span text:style-name="T10">i</text:span><text:span text:style-name="T10">o</text:span><text:span text:style-name="T10">n</text:span><text:span text:style-name="T10">C</text:span><text:span text:style-name="T10">a</text:span><text:span text:style-name="T10">u</text:span><text:span text:style-name="T10">s</text:span><text:span text:style-name="T10">a</text:span><text:span text:style-name="T10">l</text:span><text:span text:style-name="T10">e</text:span><text:span text:style-name="T10">T</text:span><text:span text:style-name="T10">h</text:span><text:span text:style-name="T10">r</text:span><text:span text:style-name="T10">e</text:span><text:span text:style-name="T10">a</text:span><text:span text:style-name="T10">d</text:span><text:span text:style-name="T10">M</text:span><text:span text:style-name="T10">a</text:span><text:span text:style-name="T10">n</text:span><text:span text:style-name="T10">a</text:span><text:span text:style-name="T10">g</text:span><text:span text:style-name="T10">e</text:span><text:span text:style-name="T10">r</text:span></text:p>
          </draw:text-box>
        </draw:frame>
        <draw:frame draw:style-name="gr42" draw:text-style-name="P8" draw:layer="measurelines" svg:width="8.001cm" svg:height="0.989cm" svg:x="12.43cm" svg:y="14.589cm">
          <draw:text-box>
            <text:p><text:span text:style-name="T4">+</text:span><text:span text:style-name="T5"> </text:span><text:span text:style-name="T4">D</text:span><text:span text:style-name="T4">i</text:span><text:span text:style-name="T4">f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text:span text:style-name="T4">C</text:span><text:span text:style-name="T4">a</text:span><text:span text:style-name="T4">u</text:span><text:span text:style-name="T4">s</text:span><text:span text:style-name="T4">a</text:span><text:span text:style-name="T4">l</text:span><text:span text:style-name="T4">e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r</text:span><text:span text:style-name="T8">(</text:span><text:span text:style-name="T8">O</text:span><text:span text:style-name="T8">b</text:span><text:span text:style-name="T8">s</text:span><text:span text:style-name="T8">e</text:span><text:span text:style-name="T8">r</text:span><text:span text:style-name="T8">v</text:span><text:span text:style-name="T8">a</text:span><text:span text:style-name="T8">t</text:span><text:span text:style-name="T8">e</text:span><text:span text:style-name="T8">u</text:span><text:span text:style-name="T8">r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u</text:span><text:span text:style-name="T8">r</text:span><text:span text:style-name="T8">A</text:span><text:span text:style-name="T8">s</text:span><text:span text:style-name="T8">y</text:span><text:span text:style-name="T8">n</text:span><text:span text:style-name="T8">c</text:span><text:span text:style-name="T8">)</text:span></text:p>
            <text:p text:style-name="P7"><text:span text:style-name="T7">+</text:span><text:span text:style-name="T8"> </text:span><text:span text:style-name="T7">s</text:span><text:span text:style-name="T7">e</text:span><text:span text:style-name="T7">n</text:span><text:span text:style-name="T7">d</text:span><text:span text:style-name="T7">R</text:span><text:span text:style-name="T7">u</text:span><text:span text:style-name="T7">n</text:span><text:span text:style-name="T7">n</text:span><text:span text:style-name="T7">e</text:span><text:span text:style-name="T7">r</text:span><text:span text:style-name="T8">(</text:span><text:span text:style-name="T8">)</text:span><text:span text:style-name="T8">:</text:span><text:span text:style-name="T8">v</text:span><text:span text:style-name="T8">o</text:span><text:span text:style-name="T8">i</text:span><text:span text:style-name="T8">d</text:span></text:p>
            <text:p text:style-name="P7"><text:span text:style-name="T7">+</text:span><text:span text:style-name="T8"> </text:span><text:span text:style-name="T7">a</text:span><text:span text:style-name="T7">d</text:span><text:span text:style-name="T7">d</text:span><text:span text:style-name="T7">M</text:span><text:span text:style-name="T7">e</text:span><text:span text:style-name="T7">m</text:span><text:span text:style-name="T7">e</text:span><text:span text:style-name="T7">n</text:span><text:span text:style-name="T7">t</text:span><text:span text:style-name="T7">o</text:span><text:span text:style-name="T7">G</text:span><text:span text:style-name="T7">e</text:span><text:span text:style-name="T7">n</text:span><text:span text:style-name="T8">(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u</text:span><text:span text:style-name="T8">r</text:span><text:span text:style-name="T8">I</text:span><text:span text:style-name="T8">m</text:span><text:span text:style-name="T8">p</text:span><text:span text:style-name="T8">l</text:span><text:span text:style-name="T8">)</text:span><text:span text:style-name="T8">:</text:span><text:span text:style-name="T8">v</text:span><text:span text:style-name="T8">o</text:span><text:span text:style-name="T8">i</text:span><text:span text:style-name="T8">d</text:span></text:p>
          </draw:text-box>
        </draw:frame>
        <draw:line draw:style-name="gr37" draw:text-style-name="P3" draw:layer="measurelines" svg:x1="12.557cm" svg:y1="14.208cm" svg:x2="11.795cm" svg:y2="14.208cm">
          <text:p/>
        </draw:line>
        <draw:frame draw:style-name="gr38" draw:text-style-name="P11" draw:layer="measurelines" svg:width="0.68cm" svg:height="0.607cm" svg:x="12.049cm" svg:y="13.728cm">
          <draw:text-box>
            <text:p><text:span text:style-name="T9">1</text:span></text:p>
          </draw:text-box>
        </draw:frame>
        <draw:frame draw:style-name="gr13" draw:text-style-name="P8" draw:layer="measurelines" svg:width="2.921cm" svg:height="0.497cm" svg:x="12.43cm" svg:y="14.1cm">
          <draw:text-box>
            <text:p text:style-name="P7"><text:span text:style-name="T4">-</text:span><text:span text:style-name="T5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5"> </text:span><text:span text:style-name="T5">r</text:span><text:span text:style-name="T5">u</text:span><text:span text:style-name="T5">n</text:span><text:span text:style-name="T5">n</text:span><text:span text:style-name="T5">e</text:span><text:span text:style-name="T5">r</text:span></text:p>
          </draw:text-box>
        </draw:frame>
        <draw:line draw:style-name="gr37" draw:text-style-name="P3" draw:layer="measurelines" svg:x1="13.573cm" svg:y1="13.319cm" svg:x2="13.573cm" svg:y2="12.684cm">
          <text:p/>
        </draw:line>
        <draw:line draw:style-name="gr37" draw:text-style-name="P3" draw:layer="measurelines" svg:x1="7.731cm" svg:y1="12.684cm" svg:x2="13.573cm" svg:y2="12.685cm">
          <text:p/>
        </draw:line>
        <draw:line draw:style-name="gr37" draw:text-style-name="P3" draw:layer="measurelines" svg:x1="7.731cm" svg:y1="12.685cm" svg:x2="7.731cm" svg:y2="9.509cm">
          <text:p/>
        </draw:line>
        <draw:frame draw:style-name="gr43" draw:text-style-name="P11" draw:layer="measurelines" svg:width="1.143cm" svg:height="0.635cm" svg:x="7.604cm" svg:y="9.509cm">
          <draw:text-box>
            <text:p><text:span text:style-name="T9">0</text:span><text:span text:style-name="T9">..</text:span><text:span text:style-name="T9">n</text:span></text:p>
          </draw:text-box>
        </draw:frame>
        <draw:line draw:style-name="gr37" draw:text-style-name="P3" draw:layer="measurelines" svg:x1="14.208cm" svg:y1="13.319cm" svg:x2="14.208cm" svg:y2="9.509cm">
          <text:p/>
        </draw:line>
        <draw:custom-shape draw:style-name="gr44" draw:text-style-name="P1" draw:layer="measurelines" svg:width="11.425cm" svg:height="7.443cm" svg:x="10.022cm" svg:y="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1" draw:layer="measurelines" svg:width="0.68cm" svg:height="0.607cm" svg:x="14.036cm" svg:y="9.41cm">
          <draw:text-box>
            <text:p><text:span text:style-name="T9">1</text:span></text:p>
          </draw:text-box>
        </draw:frame>
        <draw:custom-shape draw:style-name="gr28" draw:text-style-name="P5" draw:layer="measurelines" svg:width="5.588cm" svg:height="1.778cm" svg:x="13.319cm" svg:y="1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measurelines" svg:width="5.588cm" svg:height="0.489cm" svg:x="13.319cm" svg:y="18.052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measurelines" svg:width="6.35cm" svg:height="0.762cm" svg:x="13.192cm" svg:y="17.906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6" draw:text-style-name="P6" draw:layer="measurelines" svg:width="3.937cm" svg:height="1.039cm" svg:x="14.589cm" svg:y="17.398cm">
          <draw:text-box>
            <text:p><text:span text:style-name="T3">D</text:span><text:span text:style-name="T3">if</text:span><text:span text:style-name="T3">f</text:span><text:span text:style-name="T3">u</text:span><text:span text:style-name="T3">s</text:span><text:span text:style-name="T3">i</text:span><text:span text:style-name="T3">o</text:span><text:span text:style-name="T3">n</text:span><text:span text:style-name="T3">S</text:span><text:span text:style-name="T3">e</text:span><text:span text:style-name="T3">q</text:span><text:span text:style-name="T3">R</text:span><text:span text:style-name="T3">u</text:span><text:span text:style-name="T3">n</text:span><text:span text:style-name="T3">n</text:span><text:span text:style-name="T3">e</text:span><text:span text:style-name="T3">r</text:span></text:p>
          </draw:text-box>
        </draw:frame>
        <draw:frame draw:style-name="gr15" draw:text-style-name="P8" draw:layer="measurelines" svg:width="5.842cm" svg:height="0.743cm" svg:x="13.192cm" svg:y="18.668cm">
          <draw:text-box>
            <text:p><text:span text:style-name="T4">+</text:span><text:span text:style-name="T5"> </text:span><text:span text:style-name="T4">D</text:span><text:span text:style-name="T4">i</text:span><text:span text:style-name="T4">f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text:span text:style-name="T4">S</text:span><text:span text:style-name="T4">e</text:span><text:span text:style-name="T4">q</text:span><text:span text:style-name="T4">R</text:span><text:span text:style-name="T4">u</text:span><text:span text:style-name="T4">n</text:span><text:span text:style-name="T4">n</text:span><text:span text:style-name="T4">e</text:span><text:span text:style-name="T4">r</text:span><text:span text:style-name="T6">(</text:span><text:span text:style-name="T8">L</text:span><text:span text:style-name="T8">i</text:span><text:span text:style-name="T8">s</text:span><text:span text:style-name="T8">t</text:span><text:span text:style-name="T8">&lt;</text:span><text:span text:style-name="T8">F</text:span><text:span text:style-name="T8">u</text:span><text:span text:style-name="T8">t</text:span><text:span text:style-name="T8">u</text:span><text:span text:style-name="T8">r</text:span><text:span text:style-name="T8">e</text:span><text:span text:style-name="T8">&lt;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&gt;</text:span><text:span text:style-name="T8">&gt;</text:span><text:span text:style-name="T6">)</text:span></text:p>
            <text:p text:style-name="P7"><text:span text:style-name="T5"><text:tab/></text:span></text:p>
          </draw:text-box>
        </draw:frame>
        <draw:frame draw:style-name="gr30" draw:text-style-name="P10" draw:layer="measurelines" svg:width="6.35cm" svg:height="1.016cm" svg:x="13.192cm" svg:y="18.033cm">
          <draw:text-box>
            <text:p text:style-name="P7"><text:span text:style-name="T4">+ </text:span><text:span text:style-name="T7">L</text:span><text:span text:style-name="T7">i</text:span><text:span text:style-name="T7">s</text:span><text:span text:style-name="T7">t </text:span><text:span text:style-name="T7">&lt;</text:span><text:span text:style-name="T7">F</text:span><text:span text:style-name="T7">u</text:span><text:span text:style-name="T7">t</text:span><text:span text:style-name="T7">u</text:span><text:span text:style-name="T7">r</text:span><text:span text:style-name="T7">e</text:span><text:span text:style-name="T7">&lt;</text:span><text:span text:style-name="T7">O</text:span><text:span text:style-name="T7">b</text:span><text:span text:style-name="T7">j</text:span><text:span text:style-name="T7">e</text:span><text:span text:style-name="T7">c</text:span><text:span text:style-name="T7">t</text:span><text:span text:style-name="T7">&gt;</text:span><text:span text:style-name="T7">&gt; </text:span><text:span text:style-name="T8">f</text:span><text:span text:style-name="T8">u</text:span><text:span text:style-name="T8">t</text:span><text:span text:style-name="T8">u</text:span><text:span text:style-name="T8">r</text:span><text:span text:style-name="T8">e</text:span><text:span text:style-name="T8">L</text:span><text:span text:style-name="T8">i</text:span><text:span text:style-name="T8">s</text:span><text:span text:style-name="T8">t</text:span></text:p>
            <text:p text:style-name="P7"><text:span text:style-name="T4"><text:tab/></text:span></text:p>
          </draw:text-box>
        </draw:frame>
        <draw:custom-shape draw:style-name="gr28" draw:text-style-name="P5" draw:layer="measurelines" svg:width="5.588cm" svg:height="1.778cm" svg:x="21.701cm" svg:y="13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measurelines" svg:width="5.588cm" svg:height="0.489cm" svg:x="21.701cm" svg:y="13.977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measurelines" svg:width="6.35cm" svg:height="0.762cm" svg:x="21.574cm" svg:y="13.831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6" draw:text-style-name="P6" draw:layer="measurelines" svg:width="3.937cm" svg:height="1.039cm" svg:x="22.971cm" svg:y="13.323cm">
          <draw:text-box>
            <text:p><text:span text:style-name="T3">D</text:span><text:span text:style-name="T3">if</text:span><text:span text:style-name="T3">f</text:span><text:span text:style-name="T3">u</text:span><text:span text:style-name="T3">s</text:span><text:span text:style-name="T3">i</text:span><text:span text:style-name="T3">o</text:span><text:span text:style-name="T3">n</text:span><text:span text:style-name="T3">S</text:span><text:span text:style-name="T3">e</text:span><text:span text:style-name="T3">q</text:span><text:span text:style-name="T3">R</text:span><text:span text:style-name="T3">u</text:span><text:span text:style-name="T3">n</text:span><text:span text:style-name="T3">n</text:span><text:span text:style-name="T3">e</text:span><text:span text:style-name="T3">r</text:span></text:p>
          </draw:text-box>
        </draw:frame>
        <draw:frame draw:style-name="gr15" draw:text-style-name="P8" draw:layer="measurelines" svg:width="5.842cm" svg:height="0.743cm" svg:x="21.574cm" svg:y="14.593cm">
          <draw:text-box>
            <text:p><text:span text:style-name="T4">+</text:span><text:span text:style-name="T5"> </text:span><text:span text:style-name="T4">D</text:span><text:span text:style-name="T4">i</text:span><text:span text:style-name="T4">f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text:span text:style-name="T4">S</text:span><text:span text:style-name="T4">e</text:span><text:span text:style-name="T4">q</text:span><text:span text:style-name="T4">R</text:span><text:span text:style-name="T4">u</text:span><text:span text:style-name="T4">n</text:span><text:span text:style-name="T4">n</text:span><text:span text:style-name="T4">e</text:span><text:span text:style-name="T4">r</text:span><text:span text:style-name="T6">(</text:span><text:span text:style-name="T8">L</text:span><text:span text:style-name="T8">i</text:span><text:span text:style-name="T8">s</text:span><text:span text:style-name="T8">t</text:span><text:span text:style-name="T8">&lt;</text:span><text:span text:style-name="T8">F</text:span><text:span text:style-name="T8">u</text:span><text:span text:style-name="T8">t</text:span><text:span text:style-name="T8">u</text:span><text:span text:style-name="T8">r</text:span><text:span text:style-name="T8">e</text:span><text:span text:style-name="T8">&lt;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&gt;</text:span><text:span text:style-name="T8">&gt;</text:span><text:span text:style-name="T6">)</text:span></text:p>
            <text:p text:style-name="P7"><text:span text:style-name="T5"><text:tab/></text:span></text:p>
          </draw:text-box>
        </draw:frame>
        <draw:frame draw:style-name="gr30" draw:text-style-name="P10" draw:layer="measurelines" svg:width="6.35cm" svg:height="1.016cm" svg:x="21.574cm" svg:y="13.958cm">
          <draw:text-box>
            <text:p text:style-name="P7"><text:span text:style-name="T4">+ </text:span><text:span text:style-name="T7">L</text:span><text:span text:style-name="T7">i</text:span><text:span text:style-name="T7">s</text:span><text:span text:style-name="T7">t </text:span><text:span text:style-name="T7">&lt;</text:span><text:span text:style-name="T7">F</text:span><text:span text:style-name="T7">u</text:span><text:span text:style-name="T7">t</text:span><text:span text:style-name="T7">u</text:span><text:span text:style-name="T7">r</text:span><text:span text:style-name="T7">e</text:span><text:span text:style-name="T7">&lt;</text:span><text:span text:style-name="T7">O</text:span><text:span text:style-name="T7">b</text:span><text:span text:style-name="T7">j</text:span><text:span text:style-name="T7">e</text:span><text:span text:style-name="T7">c</text:span><text:span text:style-name="T7">t</text:span><text:span text:style-name="T7">&gt;</text:span><text:span text:style-name="T7">&gt; </text:span><text:span text:style-name="T8">f</text:span><text:span text:style-name="T8">u</text:span><text:span text:style-name="T8">t</text:span><text:span text:style-name="T8">u</text:span><text:span text:style-name="T8">r</text:span><text:span text:style-name="T8">e</text:span><text:span text:style-name="T8">L</text:span><text:span text:style-name="T8">i</text:span><text:span text:style-name="T8">s</text:span><text:span text:style-name="T8">t</text:span></text:p>
            <text:p text:style-name="P7"><text:span text:style-name="T4"><text:tab/></text:span></text:p>
          </draw:text-box>
        </draw:frame>
        <draw:custom-shape draw:style-name="gr45" draw:text-style-name="P5" draw:layer="measurelines" svg:width="5.842cm" svg:height="1.778cm" svg:x="21.701cm" svg:y="13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" draw:layer="measurelines" svg:width="5.842cm" svg:height="0.489cm" svg:x="21.701cm" svg:y="13.973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measurelines" svg:width="6.35cm" svg:height="0.762cm" svg:x="21.574cm" svg:y="13.827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6" draw:text-style-name="P6" draw:layer="measurelines" svg:width="4.318cm" svg:height="1.039cm" svg:x="22.59cm" svg:y="13.319cm">
          <draw:text-box>
            <text:p><text:span text:style-name="T3">D</text:span><text:span text:style-name="T3">if</text:span><text:span text:style-name="T3">f</text:span><text:span text:style-name="T3">u</text:span><text:span text:style-name="T3">s</text:span><text:span text:style-name="T3">i</text:span><text:span text:style-name="T3">o</text:span><text:span text:style-name="T3">n</text:span><text:span text:style-name="T3">C</text:span><text:span text:style-name="T3">a</text:span><text:span text:style-name="T3">u</text:span><text:span text:style-name="T3">s</text:span><text:span text:style-name="T3">a</text:span><text:span text:style-name="T3">l</text:span><text:span text:style-name="T3">R</text:span><text:span text:style-name="T3">u</text:span><text:span text:style-name="T3">n</text:span><text:span text:style-name="T3">n</text:span><text:span text:style-name="T3">e</text:span><text:span text:style-name="T3">r</text:span></text:p>
          </draw:text-box>
        </draw:frame>
        <draw:frame draw:style-name="gr47" draw:text-style-name="P8" draw:layer="measurelines" svg:width="6.223cm" svg:height="1.235cm" svg:x="21.574cm" svg:y="14.462cm">
          <draw:text-box>
            <text:p><text:span text:style-name="T4">+</text:span><text:span text:style-name="T5"> </text:span><text:span text:style-name="T4">D</text:span><text:span text:style-name="T4">i</text:span><text:span text:style-name="T4">f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text:span text:style-name="T4">C</text:span><text:span text:style-name="T4">a</text:span><text:span text:style-name="T4">u</text:span><text:span text:style-name="T4">s</text:span><text:span text:style-name="T4">a</text:span><text:span text:style-name="T4">l</text:span><text:span text:style-name="T4">R</text:span><text:span text:style-name="T4">u</text:span><text:span text:style-name="T4">n</text:span><text:span text:style-name="T4">n</text:span><text:span text:style-name="T4">e</text:span><text:span text:style-name="T4">r</text:span><text:span text:style-name="T6">(</text:span><text:span text:style-name="T8">L</text:span><text:span text:style-name="T8">i</text:span><text:span text:style-name="T8">s</text:span><text:span text:style-name="T8">t</text:span><text:span text:style-name="T8">&lt;</text:span><text:span text:style-name="T8">F</text:span><text:span text:style-name="T8">u</text:span><text:span text:style-name="T8">t</text:span><text:span text:style-name="T8">u</text:span><text:span text:style-name="T8">r</text:span><text:span text:style-name="T8">e</text:span><text:span text:style-name="T8">&lt;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&gt;</text:span><text:span text:style-name="T8">&gt;</text:span><text:span text:style-name="T6">)</text:span></text:p>
            <text:p text:style-name="P7"><text:span text:style-name="T5"><text:tab/></text:span></text:p>
          </draw:text-box>
        </draw:frame>
        <draw:frame draw:style-name="gr30" draw:text-style-name="P10" draw:layer="measurelines" svg:width="6.35cm" svg:height="1.016cm" svg:x="21.574cm" svg:y="13.954cm">
          <draw:text-box>
            <text:p text:style-name="P7"><text:span text:style-name="T4">+ </text:span><text:span text:style-name="T7">F</text:span><text:span text:style-name="T7">u</text:span><text:span text:style-name="T7">t</text:span><text:span text:style-name="T7">u</text:span><text:span text:style-name="T7">r</text:span><text:span text:style-name="T7">e</text:span><text:span text:style-name="T7">&lt;</text:span><text:span text:style-name="T7">O</text:span><text:span text:style-name="T7">b</text:span><text:span text:style-name="T7">j</text:span><text:span text:style-name="T7">e</text:span><text:span text:style-name="T7">c</text:span><text:span text:style-name="T7">t</text:span><text:span text:style-name="T7">&gt; </text:span><text:span text:style-name="T8">f</text:span><text:span text:style-name="T8">u</text:span><text:span text:style-name="T8">t</text:span><text:span text:style-name="T8">u</text:span><text:span text:style-name="T8">r</text:span><text:span text:style-name="T8">e</text:span></text:p>
            <text:p text:style-name="P7"><text:span text:style-name="T4"><text:tab/></text:span></text:p>
          </draw:text-box>
        </draw:frame>
        <draw:line draw:style-name="gr36" draw:text-style-name="P3" draw:layer="measurelines" svg:x1="24.114cm" svg:y1="15.097cm" svg:x2="24.114cm" svg:y2="17.383cm">
          <text:p/>
        </draw:line>
        <draw:line draw:style-name="gr36" draw:text-style-name="P3" draw:layer="measurelines" svg:x1="18.907cm" svg:y1="18.272cm" svg:x2="23.098cm" svg:y2="18.272cm">
          <text:p/>
        </draw:line>
        <draw:line draw:style-name="gr35" draw:text-style-name="P3" draw:layer="measurelines" svg:x1="20.177cm" svg:y1="14.208cm" svg:x2="21.701cm" svg:y2="14.208cm">
          <text:p/>
        </draw:line>
        <draw:frame draw:style-name="gr2" draw:text-style-name="P2" draw:layer="measurelines" svg:width="1.651cm" svg:height="0.569cm" svg:x="10.906cm" svg:y="3.479cm">
          <draw:text-box>
            <text:p><text:span text:style-name="T1">P</text:span><text:span text:style-name="T1">r</text:span><text:span text:style-name="T1">o</text:span><text:span text:style-name="T1">x</text:span><text:span text:style-name="T1">y</text:span></text:p>
          </draw:text-box>
        </draw:frame>
        <draw:frame draw:style-name="gr3" draw:text-style-name="P3" draw:layer="measurelines" svg:width="0.508cm" svg:height="0.508cm" svg:x="10.398cm" svg:y="3.54cm">
          <draw:image xlink:href="Pictures/100001B200003505000035056A900D04B2C8143E.svg" xlink:type="simple" xlink:show="embed" xlink:actuate="onLoad">
            <text:p/>
          </draw:image>
          <draw:image xlink:href="Pictures/100002010000020100000201AEF4F5F0825A2DF6.png" xlink:type="simple" xlink:show="embed" xlink:actuate="onLoad"/>
        </draw:frame>
        <draw:custom-shape draw:style-name="gr48" draw:text-style-name="P5" draw:layer="measurelines" svg:width="5.08cm" svg:height="1.778cm" svg:x="10.271cm" svg:y="7.73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measurelines" svg:width="2.661cm" svg:height="0.645cm" svg:x="11.287cm" svg:y="7.75cm">
          <draw:text-box>
            <text:p><text:span text:style-name="T3">&lt;</text:span><text:span text:style-name="T3">&lt;</text:span><text:span text:style-name="T3">i</text:span><text:span text:style-name="T3">n</text:span><text:span text:style-name="T3">t</text:span><text:span text:style-name="T3">e</text:span><text:span text:style-name="T3">rf</text:span><text:span text:style-name="T3">a</text:span><text:span text:style-name="T3">c</text:span><text:span text:style-name="T3">e</text:span><text:span text:style-name="T3">&gt;</text:span><text:span text:style-name="T3">&gt;</text:span></text:p>
          </draw:text-box>
        </draw:frame>
        <draw:frame draw:style-name="gr13" draw:text-style-name="P8" draw:layer="measurelines" svg:width="5.08cm" svg:height="0.497cm" svg:x="10.144cm" svg:y="8.893cm">
          <draw:text-box>
            <text:p text:style-name="P7"><text:span text:style-name="T4">+ </text:span><text:span text:style-name="T4">u</text:span><text:span text:style-name="T4">p</text:span><text:span text:style-name="T4">d</text:span><text:span text:style-name="T4">a</text:span><text:span text:style-name="T4">t</text:span><text:span text:style-name="T4">e</text:span><text:span text:style-name="T5">(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u</text:span><text:span text:style-name="T5">r</text:span><text:span text:style-name="T5">)</text:span><text:span text:style-name="T5">:</text:span><text:span text:style-name="T5">F</text:span><text:span text:style-name="T5">u</text:span><text:span text:style-name="T5">t</text:span><text:span text:style-name="T5">u</text:span><text:span text:style-name="T5">r</text:span><text:span text:style-name="T5">&lt;</text:span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&gt;</text:span></text:p>
          </draw:text-box>
        </draw:frame>
        <draw:frame draw:style-name="gr49" draw:text-style-name="P13" draw:layer="measurelines" svg:width="5.18cm" svg:height="0.645cm" svg:x="10.298cm" svg:y="8.131cm">
          <draw:text-box>
            <text:p text:style-name="P7"><text:span text:style-name="T10">O</text:span><text:span text:style-name="T10">b</text:span><text:span text:style-name="T10">s</text:span><text:span text:style-name="T10">e</text:span><text:span text:style-name="T10">r</text:span><text:span text:style-name="T10">v</text:span><text:span text:style-name="T10">a</text:span><text:span text:style-name="T10">t</text:span><text:span text:style-name="T10">e</text:span><text:span text:style-name="T10">u</text:span><text:span text:style-name="T10">r</text:span><text:span text:style-name="T10">G</text:span><text:span text:style-name="T10">e</text:span><text:span text:style-name="T10">n</text:span><text:span text:style-name="T10">e</text:span><text:span text:style-name="T10">r</text:span><text:span text:style-name="T10">a</text:span><text:span text:style-name="T10">t</text:span><text:span text:style-name="T10">e</text:span><text:span text:style-name="T10">u</text:span><text:span text:style-name="T10">r</text:span><text:span text:style-name="T10">A</text:span><text:span text:style-name="T10">s</text:span><text:span text:style-name="T10">y</text:span><text:span text:style-name="T10">n</text:span><text:span text:style-name="T10">c</text:span></text:p>
          </draw:text-box>
        </draw:frame>
        <draw:custom-shape draw:style-name="gr50" draw:text-style-name="P5" draw:layer="measurelines" svg:width="5.08cm" svg:height="0.254cm" svg:x="10.271cm" svg:y="8.747cm">
          <text:p/>
          <draw:enhanced-geometry svg:viewBox="0 0 21600 21600" draw:type="rectangle" draw:enhanced-path="M 0 0 L 21600 0 21600 21600 0 21600 0 0 Z N"/>
        </draw:custom-shape>
        <draw:line draw:style-name="gr37" draw:text-style-name="P3" draw:layer="measurelines" svg:x1="10.271cm" svg:y1="8.874cm" svg:x2="8.239cm" svg:y2="8.874cm">
          <text:p/>
        </draw:line>
        <draw:frame draw:style-name="gr43" draw:text-style-name="P11" draw:layer="measurelines" svg:width="1.143cm" svg:height="0.635cm" svg:x="9.382cm" svg:y="8.874cm">
          <draw:text-box>
            <text:p><text:span text:style-name="T9">0</text:span><text:span text:style-name="T9">..</text:span><text:span text:style-name="T9">n</text:span></text:p>
          </draw:text-box>
        </draw:frame>
        <draw:custom-shape draw:style-name="gr51" draw:text-style-name="P5" draw:layer="measurelines" svg:width="5.08cm" svg:height="2.286cm" svg:x="15.859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measurelines" svg:width="2.661cm" svg:height="0.645cm" svg:x="17.262cm" svg:y="7.731cm">
          <draw:text-box>
            <text:p><text:span text:style-name="T3">&lt;</text:span><text:span text:style-name="T3">&lt;</text:span><text:span text:style-name="T3">i</text:span><text:span text:style-name="T3">n</text:span><text:span text:style-name="T3">t</text:span><text:span text:style-name="T3">e</text:span><text:span text:style-name="T3">rf</text:span><text:span text:style-name="T3">a</text:span><text:span text:style-name="T3">c</text:span><text:span text:style-name="T3">e</text:span><text:span text:style-name="T3">&gt;</text:span><text:span text:style-name="T3">&gt;</text:span></text:p>
          </draw:text-box>
        </draw:frame>
        <draw:frame draw:style-name="gr42" draw:text-style-name="P8" draw:layer="measurelines" svg:width="5.334cm" svg:height="0.989cm" svg:x="15.732cm" svg:y="9.001cm">
          <draw:text-box>
            <text:p text:style-name="P7"><text:span text:style-name="T4">+ </text:span><text:span text:style-name="T4">a</text:span><text:span text:style-name="T4">t</text:span><text:span text:style-name="T4">t</text:span><text:span text:style-name="T4">a</text:span><text:span text:style-name="T4">c</text:span><text:span text:style-name="T4">h</text:span><text:span text:style-name="T5">(</text:span><text:span text:style-name="T5">O</text:span><text:span text:style-name="T5">b</text:span><text:span text:style-name="T5">s</text:span><text:span text:style-name="T5">e</text:span><text:span text:style-name="T5">r</text:span><text:span text:style-name="T5">v</text:span><text:span text:style-name="T5">a</text:span><text:span text:style-name="T5">t</text:span><text:span text:style-name="T5">e</text:span><text:span text:style-name="T5">u</text:span><text:span text:style-name="T5">r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u</text:span><text:span text:style-name="T5">r</text:span><text:span text:style-name="T5">)</text:span><text:span text:style-name="T5">:</text:span><text:span text:style-name="T5">v</text:span><text:span text:style-name="T5">o</text:span><text:span text:style-name="T5">i</text:span><text:span text:style-name="T5">d</text:span></text:p>
            <text:p text:style-name="P14"><text:span text:style-name="T7">+ </text:span><text:span text:style-name="T7">d</text:span><text:span text:style-name="T7">e</text:span><text:span text:style-name="T7">t</text:span><text:span text:style-name="T7">a</text:span><text:span text:style-name="T7">c</text:span><text:span text:style-name="T7">h</text:span><text:span text:style-name="T8">(</text:span><text:span text:style-name="T8">O</text:span><text:span text:style-name="T8">b</text:span><text:span text:style-name="T8">s</text:span><text:span text:style-name="T8">e</text:span><text:span text:style-name="T8">r</text:span><text:span text:style-name="T8">v</text:span><text:span text:style-name="T8">a</text:span><text:span text:style-name="T8">t</text:span><text:span text:style-name="T8">e</text:span><text:span text:style-name="T8">u</text:span><text:span text:style-name="T8">r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u</text:span><text:span text:style-name="T8">r</text:span><text:span text:style-name="T8">)</text:span><text:span text:style-name="T8">:</text:span><text:span text:style-name="T8">v</text:span><text:span text:style-name="T8">o</text:span><text:span text:style-name="T8">i</text:span><text:span text:style-name="T8">d</text:span></text:p>
            <text:p text:style-name="P7"><text:span text:style-name="T4">+ </text:span><text:span text:style-name="T4">g</text:span><text:span text:style-name="T4">e</text:span><text:span text:style-name="T4">t</text:span><text:span text:style-name="T4">V</text:span><text:span text:style-name="T4">a</text:span><text:span text:style-name="T4">l</text:span><text:span text:style-name="T4">u</text:span><text:span text:style-name="T4">e</text:span><text:span text:style-name="T5">(</text:span><text:span text:style-name="T5">)</text:span><text:span text:style-name="T5">:</text:span><text:span text:style-name="T5">F</text:span><text:span text:style-name="T5">u</text:span><text:span text:style-name="T5">t</text:span><text:span text:style-name="T5">u</text:span><text:span text:style-name="T5">r</text:span><text:span text:style-name="T5">e</text:span><text:span text:style-name="T5">&lt;</text:span><text:span text:style-name="T5">I</text:span><text:span text:style-name="T5">n</text:span><text:span text:style-name="T5">t</text:span><text:span text:style-name="T5">e</text:span><text:span text:style-name="T5">g</text:span><text:span text:style-name="T5">e</text:span><text:span text:style-name="T5">r</text:span><text:span text:style-name="T5">&gt;</text:span></text:p>
          </draw:text-box>
        </draw:frame>
        <draw:frame draw:style-name="gr52" draw:text-style-name="P13" draw:layer="measurelines" svg:width="3.241cm" svg:height="0.645cm" svg:x="16.936cm" svg:y="8.112cm">
          <draw:text-box>
            <text:p text:style-name="P7"><text:span text:style-name="T10">G</text:span><text:span text:style-name="T10">e</text:span><text:span text:style-name="T10">n</text:span><text:span text:style-name="T10">e</text:span><text:span text:style-name="T10">r</text:span><text:span text:style-name="T10">a</text:span><text:span text:style-name="T10">t</text:span><text:span text:style-name="T10">e</text:span><text:span text:style-name="T10">u</text:span><text:span text:style-name="T10">r</text:span><text:span text:style-name="T10">A</text:span><text:span text:style-name="T10">s</text:span><text:span text:style-name="T10">y</text:span><text:span text:style-name="T10">n</text:span><text:span text:style-name="T10">c</text:span></text:p>
          </draw:text-box>
        </draw:frame>
        <draw:custom-shape draw:style-name="gr50" draw:text-style-name="P5" draw:layer="measurelines" svg:width="5.08cm" svg:height="0.254cm" svg:x="15.859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" draw:layer="measurelines" svg:width="2.032cm" svg:height="1.27cm" svg:x="14.462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measurelines" svg:width="2.286cm" svg:height="0.497cm" svg:x="14.335cm" svg:y="6.345cm">
          <draw:text-box>
            <text:p text:style-name="P7"><text:span text:style-name="T4">+ </text:span><text:span text:style-name="T4">C</text:span><text:span text:style-name="T4">a</text:span><text:span text:style-name="T4">n</text:span><text:span text:style-name="T4">a</text:span><text:span text:style-name="T4">l</text:span><text:span text:style-name="T5">(</text:span><text:span text:style-name="T5">)</text:span><text:span text:style-name="T5">:</text:span><text:span text:style-name="T5">v</text:span><text:span text:style-name="T5">o</text:span><text:span text:style-name="T5">i</text:span><text:span text:style-name="T5">d</text:span></text:p>
          </draw:text-box>
        </draw:frame>
        <draw:frame draw:style-name="gr54" draw:text-style-name="P13" draw:layer="measurelines" svg:width="1.416cm" svg:height="0.645cm" svg:x="14.716cm" svg:y="5.572cm">
          <draw:text-box>
            <text:p text:style-name="P7"><text:span text:style-name="T10">C</text:span><text:span text:style-name="T10">a</text:span><text:span text:style-name="T10">n</text:span><text:span text:style-name="T10">a</text:span><text:span text:style-name="T10">l</text:span></text:p>
          </draw:text-box>
        </draw:frame>
        <draw:custom-shape draw:style-name="gr55" draw:text-style-name="P5" draw:layer="measurelines" svg:width="2.032cm" svg:height="0.254cm" svg:x="14.462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3" draw:layer="measurelines" svg:x1="13.827cm" svg:y1="6.715cm" svg:x2="13.827cm" svg:y2="7.731cm">
          <text:p/>
        </draw:line>
        <draw:line draw:style-name="gr37" draw:text-style-name="P3" draw:layer="measurelines" svg:x1="13.827cm" svg:y1="6.715cm" svg:x2="14.462cm" svg:y2="6.715cm">
          <text:p/>
        </draw:line>
        <draw:line draw:style-name="gr36" draw:text-style-name="P3" draw:layer="measurelines" svg:x1="17.129cm" svg:y1="6.715cm" svg:x2="17.129cm" svg:y2="7.731cm">
          <text:p/>
        </draw:line>
        <draw:line draw:style-name="gr37" draw:text-style-name="P3" draw:layer="measurelines" svg:x1="14.462cm" svg:y1="6.207cm" svg:x2="8.239cm" svg:y2="6.207cm">
          <text:p/>
        </draw:line>
        <draw:frame draw:style-name="gr38" draw:text-style-name="P11" draw:layer="measurelines" svg:width="0.68cm" svg:height="0.607cm" svg:x="8.067cm" svg:y="6.08cm">
          <draw:text-box>
            <text:p><text:span text:style-name="T9">1</text:span></text:p>
          </draw:text-box>
        </draw:frame>
        <draw:custom-shape draw:style-name="gr56" draw:text-style-name="P5" draw:layer="measurelines" svg:width="2.413cm" svg:height="1.27cm" svg:x="11.033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measurelines" svg:width="2.667cm" svg:height="0.497cm" svg:x="10.906cm" svg:y="5.075cm">
          <draw:text-box>
            <text:p text:style-name="P7"><text:span text:style-name="T4">+ </text:span><text:span text:style-name="T4">G</text:span><text:span text:style-name="T4">e</text:span><text:span text:style-name="T4">t</text:span><text:span text:style-name="T4">V</text:span><text:span text:style-name="T4">a</text:span><text:span text:style-name="T4">l</text:span><text:span text:style-name="T4">u</text:span><text:span text:style-name="T4">e</text:span><text:span text:style-name="T5">(</text:span><text:span text:style-name="T5">)</text:span><text:span text:style-name="T5">:</text:span><text:span text:style-name="T5">v</text:span><text:span text:style-name="T5">o</text:span><text:span text:style-name="T5">i</text:span><text:span text:style-name="T5">d</text:span></text:p>
          </draw:text-box>
        </draw:frame>
        <draw:frame draw:style-name="gr57" draw:text-style-name="P13" draw:layer="measurelines" svg:width="1.937cm" svg:height="0.645cm" svg:x="11.287cm" svg:y="4.292cm">
          <draw:text-box>
            <text:p text:style-name="P7"><text:span text:style-name="T10">G</text:span><text:span text:style-name="T10">e</text:span><text:span text:style-name="T10">t</text:span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custom-shape draw:style-name="gr58" draw:text-style-name="P5" draw:layer="measurelines" svg:width="2.413cm" svg:height="0.254cm" svg:x="11.03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3" draw:layer="measurelines" svg:x1="8.239cm" svg:y1="5.191cm" svg:x2="11.033cm" svg:y2="5.191cm">
          <text:p/>
        </draw:line>
        <draw:custom-shape draw:style-name="gr56" draw:text-style-name="P5" draw:layer="measurelines" svg:width="2.413cm" svg:height="1.27cm" svg:x="17.51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measurelines" svg:width="2.667cm" svg:height="0.497cm" svg:x="17.383cm" svg:y="5.075cm">
          <draw:text-box>
            <text:p text:style-name="P7"><text:span text:style-name="T4">+ </text:span><text:span text:style-name="T4">U</text:span><text:span text:style-name="T4">p</text:span><text:span text:style-name="T4">d</text:span><text:span text:style-name="T4">a</text:span><text:span text:style-name="T4">t</text:span><text:span text:style-name="T4">e</text:span><text:span text:style-name="T5">(</text:span><text:span text:style-name="T5">)</text:span><text:span text:style-name="T5">:</text:span><text:span text:style-name="T5">v</text:span><text:span text:style-name="T5">o</text:span><text:span text:style-name="T5">i</text:span><text:span text:style-name="T5">d</text:span></text:p>
          </draw:text-box>
        </draw:frame>
        <draw:frame draw:style-name="gr59" draw:text-style-name="P13" draw:layer="measurelines" svg:width="1.632cm" svg:height="0.645cm" svg:x="17.91cm" svg:y="4.302cm">
          <draw:text-box>
            <text:p text:style-name="P7"><text:span text:style-name="T10">U</text:span><text:span text:style-name="T10">p</text:span><text:span text:style-name="T10">d</text:span><text:span text:style-name="T10">a</text:span><text:span text:style-name="T10">t</text:span><text:span text:style-name="T10">e</text:span></text:p>
          </draw:text-box>
        </draw:frame>
        <draw:custom-shape draw:style-name="gr58" draw:text-style-name="P5" draw:layer="measurelines" svg:width="2.413cm" svg:height="0.254cm" svg:x="17.51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1" draw:layer="measurelines" svg:width="0.68cm" svg:height="0.607cm" svg:x="8.067cm" svg:y="4.683cm">
          <draw:text-box>
            <text:p><text:span text:style-name="T9">1</text:span></text:p>
          </draw:text-box>
        </draw:frame>
        <draw:line draw:style-name="gr37" draw:text-style-name="P3" draw:layer="measurelines" svg:x1="16.494cm" svg:y1="6.715cm" svg:x2="17.129cm" svg:y2="6.715cm">
          <text:p/>
        </draw:line>
        <draw:custom-shape draw:style-name="gr60" draw:text-style-name="P5" draw:layer="measurelines" svg:width="2.577cm" svg:height="1.778cm" svg:x="14.171cm" svg:y="3.667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measurelines" svg:width="2.667cm" svg:height="1.039cm" svg:x="14.208cm" svg:y="3.667cm">
          <draw:text-box>
            <text:p><text:span text:style-name="T3">&lt;</text:span><text:span text:style-name="T3">&lt;</text:span><text:span text:style-name="T3">i</text:span><text:span text:style-name="T3">n</text:span><text:span text:style-name="T3">t</text:span><text:span text:style-name="T3">e</text:span><text:span text:style-name="T3">rf</text:span><text:span text:style-name="T3">a</text:span><text:span text:style-name="T3">c</text:span><text:span text:style-name="T3">e</text:span><text:span text:style-name="T3">&gt;</text:span><text:span text:style-name="T3">&gt;</text:span></text:p>
          </draw:text-box>
        </draw:frame>
        <draw:frame draw:style-name="gr33" draw:text-style-name="P6" draw:layer="measurelines" svg:width="2.08cm" svg:height="0.645cm" svg:x="14.541cm" svg:y="4.048cm">
          <draw:text-box>
            <text:p><text:span text:style-name="T3">C</text:span><text:span text:style-name="T3">a</text:span><text:span text:style-name="T3">ll</text:span><text:span text:style-name="T3">a</text:span><text:span text:style-name="T3">b</text:span><text:span text:style-name="T3">l</text:span><text:span text:style-name="T3">e</text:span></text:p>
          </draw:text-box>
        </draw:frame>
        <draw:custom-shape draw:style-name="gr34" draw:text-style-name="P5" draw:layer="measurelines" svg:width="2.577cm" svg:height="0.254cm" svg:x="14.171cm" svg:y="4.693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measurelines" svg:width="2.704cm" svg:height="0.497cm" svg:x="14.081cm" svg:y="4.948cm">
          <draw:text-box>
            <text:p text:style-name="P7"><text:span text:style-name="T7">+ </text:span><text:span text:style-name="T7">c</text:span><text:span text:style-name="T7">a</text:span><text:span text:style-name="T7">l</text:span><text:span text:style-name="T7">l</text:span><text:span text:style-name="T8">(</text:span><text:span text:style-name="T8">)</text:span><text:span text:style-name="T8">: 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/text:p>
          </draw:text-box>
        </draw:frame>
        <draw:line draw:style-name="gr36" draw:text-style-name="P3" draw:layer="measurelines" svg:x1="13.446cm" svg:y1="5.191cm" svg:x2="14.208cm" svg:y2="5.191cm">
          <text:p/>
        </draw:line>
        <draw:line draw:style-name="gr36" draw:text-style-name="P3" draw:layer="measurelines" svg:x1="17.51cm" svg:y1="5.191cm" svg:x2="16.748cm" svg:y2="5.191cm">
          <text:p/>
        </draw:line>
        <draw:line draw:style-name="gr35" draw:text-style-name="P3" draw:layer="measurelines" svg:x1="16.494cm" svg:y1="5.826cm" svg:x2="17.51cm" svg:y2="5.445cm">
          <text:p/>
        </draw:line>
        <draw:line draw:style-name="gr35" draw:text-style-name="P3" draw:layer="measurelines" svg:x1="14.462cm" svg:y1="5.826cm" svg:x2="13.446cm" svg:y2="5.445cm">
          <text:p/>
        </draw:line>
        <draw:custom-shape draw:style-name="gr61" draw:text-style-name="P1" draw:layer="measurelines" svg:width="6.745cm" svg:height="7.443cm" svg:x="21.955cm" svg:y="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measurelines" svg:width="1.651cm" svg:height="0.569cm" svg:x="22.59cm" svg:y="3.606cm">
          <draw:text-box>
            <text:p><text:span text:style-name="T1">F</text:span><text:span text:style-name="T1">r</text:span><text:span text:style-name="T1">o</text:span><text:span text:style-name="T1">nt</text:span></text:p>
          </draw:text-box>
        </draw:frame>
        <draw:frame draw:style-name="gr3" draw:text-style-name="P3" draw:layer="measurelines" svg:width="0.508cm" svg:height="0.508cm" svg:x="22.082cm" svg:y="3.667cm">
          <draw:image xlink:href="Pictures/100001B200003505000035056A900D04B2C8143E.svg" xlink:type="simple" xlink:show="embed" xlink:actuate="onLoad">
            <text:p/>
          </draw:image>
          <draw:image xlink:href="Pictures/100002010000020100000201AEF4F5F0825A2DF6.png" xlink:type="simple" xlink:show="embed" xlink:actuate="onLoad"/>
        </draw:frame>
        <draw:custom-shape draw:style-name="gr62" draw:text-style-name="P5" draw:layer="measurelines" svg:width="4.346cm" svg:height="1.895cm" svg:x="23.242cm" svg:y="4.56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measurelines" svg:width="2.661cm" svg:height="0.645cm" svg:x="24.159cm" svg:y="4.556cm">
          <draw:text-box>
            <text:p><text:span text:style-name="T3">&lt;</text:span><text:span text:style-name="T3">&lt;</text:span><text:span text:style-name="T3">i</text:span><text:span text:style-name="T3">n</text:span><text:span text:style-name="T3">t</text:span><text:span text:style-name="T3">e</text:span><text:span text:style-name="T3">rf</text:span><text:span text:style-name="T3">a</text:span><text:span text:style-name="T3">c</text:span><text:span text:style-name="T3">e</text:span><text:span text:style-name="T3">&gt;</text:span><text:span text:style-name="T3">&gt;</text:span></text:p>
          </draw:text-box>
        </draw:frame>
        <draw:frame draw:style-name="gr63" draw:text-style-name="P8" draw:layer="measurelines" svg:width="4.445cm" svg:height="0.498cm" svg:x="23.143cm" svg:y="5.836cm">
          <draw:text-box>
            <text:p text:style-name="P7"><text:span text:style-name="T4">+ </text:span><text:span text:style-name="T4">u</text:span><text:span text:style-name="T4">p</text:span><text:span text:style-name="T4">d</text:span><text:span text:style-name="T4">a</text:span><text:span text:style-name="T4">t</text:span><text:span text:style-name="T4">e</text:span><text:span text:style-name="T5">(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u</text:span><text:span text:style-name="T5">r</text:span><text:span text:style-name="T5">A</text:span><text:span text:style-name="T5">s</text:span><text:span text:style-name="T5">y</text:span><text:span text:style-name="T5">n</text:span><text:span text:style-name="T5">c</text:span><text:span text:style-name="T5">)</text:span><text:span text:style-name="T5">:</text:span><text:span text:style-name="T5">v</text:span><text:span text:style-name="T5">o</text:span><text:span text:style-name="T5">i</text:span><text:span text:style-name="T5">d</text:span></text:p>
          </draw:text-box>
        </draw:frame>
        <draw:frame draw:style-name="gr64" draw:text-style-name="P6" draw:layer="measurelines" svg:width="4.219cm" svg:height="0.645cm" svg:x="23.369cm" svg:y="4.937cm">
          <draw:text-box>
            <text:p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a</text:span><text:span text:style-name="T3">t</text:span><text:span text:style-name="T3">e</text:span><text:span text:style-name="T3">u</text:span><text:span text:style-name="T3">r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</text:span><text:span text:style-name="T3">u</text:span><text:span text:style-name="T3">r</text:span></text:p>
          </draw:text-box>
        </draw:frame>
        <draw:custom-shape draw:style-name="gr65" draw:text-style-name="P5" draw:layer="measurelines" svg:width="4.346cm" svg:height="0.254cm" svg:x="23.242cm" svg:y="5.582cm">
          <text:p/>
          <draw:enhanced-geometry svg:viewBox="0 0 21600 21600" draw:type="rectangle" draw:enhanced-path="M 0 0 L 21600 0 21600 21600 0 21600 0 0 Z N"/>
        </draw:custom-shape>
        <draw:line draw:style-name="gr37" draw:text-style-name="P3" draw:layer="measurelines" svg:x1="23.225cm" svg:y1="6.207cm" svg:x2="16.494cm" svg:y2="6.207cm">
          <text:p/>
        </draw:line>
        <draw:frame draw:style-name="gr38" draw:text-style-name="P11" draw:layer="measurelines" svg:width="0.68cm" svg:height="0.607cm" svg:x="22.717cm" svg:y="5.699cm">
          <draw:text-box>
            <text:p><text:span text:style-name="T9">1</text:span></text:p>
          </draw:text-box>
        </draw:frame>
        <draw:line draw:style-name="gr37" draw:text-style-name="P3" draw:layer="measurelines" svg:x1="3.921cm" svg:y1="13.192cm" svg:x2="3.921cm" svg:y2="12.684cm">
          <text:p/>
        </draw:line>
        <draw:line draw:style-name="gr37" draw:text-style-name="P3" draw:layer="measurelines" svg:x1="6.08cm" svg:y1="12.684cm" svg:x2="3.921cm" svg:y2="12.684cm">
          <text:p/>
        </draw:line>
        <draw:line draw:style-name="gr37" draw:text-style-name="P3" draw:layer="measurelines" svg:x1="6.081cm" svg:y1="12.684cm" svg:x2="6.08cm" svg:y2="9.509cm">
          <text:p/>
        </draw:line>
        <draw:custom-shape draw:style-name="gr11" draw:text-style-name="P5" draw:layer="measurelines" svg:width="2.794cm" svg:height="1.905cm" svg:x="22.336cm" svg:y="7.7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measurelines" svg:width="2.794cm" svg:height="0.489cm" svg:x="22.336cm" svg:y="8.38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measurelines" svg:width="2.667cm" svg:height="0.497cm" svg:x="22.209cm" svg:y="8.377cm">
          <draw:text-box>
            <text:p text:style-name="P7"><text:span text:style-name="T4">+ </text:span><text:span text:style-name="T4">i</text:span><text:span text:style-name="T4">n</text:span><text:span text:style-name="T4">t</text:span><text:span text:style-name="T5"> </text:span><text:span text:style-name="T5">i</text:span><text:span text:style-name="T5">d</text:span></text:p>
          </draw:text-box>
        </draw:frame>
        <draw:frame draw:style-name="gr14" draw:text-style-name="P6" draw:layer="measurelines" svg:width="1.905cm" svg:height="0.645cm" svg:x="22.844cm" svg:y="7.731cm">
          <draw:text-box>
            <text:p><text:span text:style-name="T3">A</text:span><text:span text:style-name="T3">ff</text:span><text:span text:style-name="T3">i</text:span><text:span text:style-name="T3">c</text:span><text:span text:style-name="T3">h</text:span><text:span text:style-name="T3">e</text:span><text:span text:style-name="T3">u</text:span><text:span text:style-name="T3">r</text:span></text:p>
          </draw:text-box>
        </draw:frame>
        <draw:frame draw:style-name="gr15" draw:text-style-name="P8" draw:layer="measurelines" svg:width="2.794cm" svg:height="0.743cm" svg:x="22.209cm" svg:y="8.874cm">
          <draw:text-box>
            <text:p text:style-name="P7"><text:span text:style-name="T4">+ </text:span><text:span text:style-name="T4">A</text:span><text:span text:style-name="T4">f</text:span><text:span text:style-name="T4">f</text:span><text:span text:style-name="T4">i</text:span><text:span text:style-name="T4">c</text:span><text:span text:style-name="T4">h</text:span><text:span text:style-name="T4">e</text:span><text:span text:style-name="T4">u</text:span><text:span text:style-name="T4">r</text:span><text:span text:style-name="T6">(</text:span><text:span text:style-name="T6">)</text:span></text:p>
            <text:p text:style-name="P7"><text:span text:style-name="T4">+</text:span><text:span text:style-name="T5"> </text:span><text:span text:style-name="T4">g</text:span><text:span text:style-name="T4">e</text:span><text:span text:style-name="T4">t</text:span><text:span text:style-name="T4">I</text:span><text:span text:style-name="T4">d</text:span><text:span text:style-name="T4">(</text:span><text:span text:style-name="T4">)</text:span><text:span text:style-name="T6">:</text:span><text:span text:style-name="T6">i</text:span><text:span text:style-name="T6">n</text:span><text:span text:style-name="T6">t</text:span></text:p>
          </draw:text-box>
        </draw:frame>
        <draw:line draw:style-name="gr36" draw:text-style-name="P3" draw:layer="measurelines" svg:x1="23.733cm" svg:y1="7.731cm" svg:x2="23.733cm" svg:y2="6.461cm">
          <text:p/>
        </draw:line>
        <draw:line draw:style-name="gr35" draw:text-style-name="P3" draw:layer="measurelines" svg:x1="22.336cm" svg:y1="8.874cm" svg:x2="20.939cm" svg:y2="8.874cm">
          <text:p/>
        </draw:line>
        <draw:custom-shape draw:style-name="gr31" draw:text-style-name="P5" draw:layer="measurelines" svg:width="2.577cm" svg:height="1.895cm" svg:x="25.728cm" svg:y="7.741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measurelines" svg:width="2.667cm" svg:height="1.039cm" svg:x="25.765cm" svg:y="7.731cm">
          <draw:text-box>
            <text:p><text:span text:style-name="T3">&lt;</text:span><text:span text:style-name="T3">&lt;</text:span><text:span text:style-name="T3">i</text:span><text:span text:style-name="T3">n</text:span><text:span text:style-name="T3">t</text:span><text:span text:style-name="T3">e</text:span><text:span text:style-name="T3">rf</text:span><text:span text:style-name="T3">a</text:span><text:span text:style-name="T3">c</text:span><text:span text:style-name="T3">e</text:span><text:span text:style-name="T3">&gt;</text:span><text:span text:style-name="T3">&gt;</text:span></text:p>
          </draw:text-box>
        </draw:frame>
        <draw:frame draw:style-name="gr33" draw:text-style-name="P6" draw:layer="measurelines" svg:width="2.159cm" svg:height="0.645cm" svg:x="26.019cm" svg:y="8.112cm">
          <draw:text-box>
            <text:p><text:span text:style-name="T3">O</text:span><text:span text:style-name="T3">b</text:span><text:span text:style-name="T3">e</text:span><text:span text:style-name="T3">r</text:span><text:span text:style-name="T3">v</text:span><text:span text:style-name="T3">a</text:span><text:span text:style-name="T3">b</text:span><text:span text:style-name="T3">l</text:span><text:span text:style-name="T3">e</text:span></text:p>
          </draw:text-box>
        </draw:frame>
        <draw:custom-shape draw:style-name="gr34" draw:text-style-name="P5" draw:layer="measurelines" svg:width="2.577cm" svg:height="0.254cm" svg:x="25.728cm" svg:y="8.757cm">
          <text:p/>
          <draw:enhanced-geometry svg:viewBox="0 0 21600 21600" draw:type="rectangle" draw:enhanced-path="M 0 0 L 21600 0 21600 21600 0 21600 0 0 Z N"/>
        </draw:custom-shape>
        <draw:line draw:style-name="gr36" draw:text-style-name="P3" draw:layer="measurelines" svg:x1="25.129cm" svg:y1="9.128cm" svg:x2="25.764cm" svg:y2="9.128cm">
          <text:p/>
        </draw:line>
        <draw:custom-shape draw:style-name="gr31" draw:text-style-name="P5" draw:layer="measurelines" svg:width="2.577cm" svg:height="1.895cm" svg:x="1.471cm" svg:y="7.614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measurelines" svg:width="2.667cm" svg:height="1.039cm" svg:x="1.508cm" svg:y="7.604cm">
          <draw:text-box>
            <text:p><text:span text:style-name="T3">&lt;</text:span><text:span text:style-name="T3">&lt;</text:span><text:span text:style-name="T3">i</text:span><text:span text:style-name="T3">n</text:span><text:span text:style-name="T3">t</text:span><text:span text:style-name="T3">e</text:span><text:span text:style-name="T3">rf</text:span><text:span text:style-name="T3">a</text:span><text:span text:style-name="T3">c</text:span><text:span text:style-name="T3">e</text:span><text:span text:style-name="T3">&gt;</text:span><text:span text:style-name="T3">&gt;</text:span></text:p>
          </draw:text-box>
        </draw:frame>
        <draw:frame draw:style-name="gr33" draw:text-style-name="P6" draw:layer="measurelines" svg:width="2.159cm" svg:height="0.645cm" svg:x="1.762cm" svg:y="7.985cm">
          <draw:text-box>
            <text:p><text:span text:style-name="T3">O</text:span><text:span text:style-name="T3">b</text:span><text:span text:style-name="T3">e</text:span><text:span text:style-name="T3">r</text:span><text:span text:style-name="T3">v</text:span><text:span text:style-name="T3">a</text:span><text:span text:style-name="T3">b</text:span><text:span text:style-name="T3">l</text:span><text:span text:style-name="T3">e</text:span></text:p>
          </draw:text-box>
        </draw:frame>
        <draw:custom-shape draw:style-name="gr34" draw:text-style-name="P5" draw:layer="measurelines" svg:width="2.577cm" svg:height="0.254cm" svg:x="1.471cm" svg:y="8.63cm">
          <text:p/>
          <draw:enhanced-geometry svg:viewBox="0 0 21600 21600" draw:type="rectangle" draw:enhanced-path="M 0 0 L 21600 0 21600 21600 0 21600 0 0 Z N"/>
        </draw:custom-shape>
        <draw:line draw:style-name="gr36" draw:text-style-name="P3" draw:layer="measurelines" svg:x1="5.445cm" svg:y1="8.366cm" svg:x2="4.048cm" svg:y2="8.366cm">
          <text:p/>
        </draw:line>
      </draw:page>
      <draw:page draw:name="page2" draw:style-name="dp1" draw:master-page-name="Default">
        <draw:line draw:style-name="gr66" draw:text-style-name="P3" draw:layer="layout" svg:x1="12.303cm" svg:y1="9.128cm" svg:x2="12.303cm" svg:y2="15.097cm">
          <text:p/>
        </draw:line>
        <draw:custom-shape draw:style-name="gr67" draw:text-style-name="P15" draw:layer="layout" svg:width="1.016cm" svg:height="0.889cm" svg:x="11.795cm" svg:y="11.03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3.683cm" svg:height="0.635cm" svg:x="1.635cm" svg:y="1.508cm">
          <text:p text:style-name="P16"><text:span text:style-name="T11">g:GenerateurImpl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3.286cm" svg:y1="2.143cm" svg:x2="3.286cm" svg:y2="18.526cm">
          <text:p/>
        </draw:line>
        <draw:line draw:style-name="gr37" draw:text-style-name="P3" draw:layer="layout" svg:x1="3.413cm" svg:y1="2.143cm" svg:x2="3.413cm" svg:y2="18.526cm">
          <text:p/>
        </draw:line>
        <draw:line draw:style-name="gr69" draw:text-style-name="P3" draw:layer="layout" svg:x1="1.889cm" svg:y1="2.905cm" svg:x2="3.286cm" svg:y2="2.905cm">
          <text:p/>
        </draw:line>
        <draw:frame draw:style-name="gr38" draw:text-style-name="P11" draw:layer="layout" svg:width="2.259cm" svg:height="0.607cm" svg:x="0.849cm" svg:y="2.895cm">
          <draw:text-box>
            <text:p><text:span text:style-name="T9">setChange()</text:span></text:p>
          </draw:text-box>
        </draw:frame>
        <draw:line draw:style-name="gr69" draw:text-style-name="P3" draw:layer="layout" svg:x1="4.937cm" svg:y1="3.794cm" svg:x2="4.429cm" svg:y2="3.794cm">
          <text:p/>
        </draw:line>
        <draw:line draw:style-name="gr37" draw:text-style-name="P3" draw:layer="layout" svg:x1="3.413cm" svg:y1="3.159cm" svg:x2="4.937cm" svg:y2="3.159cm">
          <text:p/>
        </draw:line>
        <draw:line draw:style-name="gr37" draw:text-style-name="P3" draw:layer="layout" svg:x1="4.937cm" svg:y1="3.794cm" svg:x2="4.937cm" svg:y2="3.159cm">
          <text:p/>
        </draw:line>
        <draw:line draw:style-name="gr37" draw:text-style-name="P3" draw:layer="layout" svg:x1="4.429cm" svg:y1="3.413cm" svg:x2="4.429cm" svg:y2="6.334cm">
          <text:p/>
        </draw:line>
        <draw:frame draw:style-name="gr70" draw:text-style-name="P11" draw:layer="layout" svg:width="3.719cm" svg:height="0.607cm" svg:x="4.964cm" svg:y="3.159cm">
          <draw:text-box>
            <text:p><text:span text:style-name="T9">notifyObser</text:span><text:span text:style-name="T9">vers(value)</text:span></text:p>
          </draw:text-box>
        </draw:frame>
        <draw:line draw:style-name="gr71" draw:text-style-name="P3" draw:layer="layout" svg:x1="4.556cm" svg:y1="4.302cm" svg:x2="8.747cm" svg:y2="4.302cm">
          <text:p/>
        </draw:line>
        <draw:custom-shape draw:style-name="gr72" draw:text-style-name="P17" draw:layer="layout" svg:width="2.413cm" svg:height="0.635cm" svg:x="7.604cm" svg:y="1.508cm">
          <text:p text:style-name="P16"><text:span text:style-name="T11">c1:Canal</text:span></text:p>
          <draw:enhanced-geometry svg:viewBox="0 0 21600 21600" draw:type="rectangle" draw:enhanced-path="M 0 0 L 21600 0 21600 21600 0 21600 0 0 Z N"/>
        </draw:custom-shape>
        <draw:line draw:style-name="gr66" draw:text-style-name="P3" draw:layer="layout" svg:x1="8.874cm" svg:y1="2.143cm" svg:x2="8.874cm" svg:y2="14.335cm">
          <text:p/>
        </draw:line>
        <draw:line draw:style-name="gr37" draw:text-style-name="P3" draw:layer="layout" svg:x1="4.302cm" svg:y1="3.413cm" svg:x2="4.302cm" svg:y2="6.334cm">
          <text:p/>
        </draw:line>
        <draw:custom-shape draw:style-name="gr73" draw:text-style-name="P15" draw:layer="layout" svg:width="0.381cm" svg:height="2.159cm" svg:x="4.175cm" svg:y="3.92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5" draw:layer="layout" svg:width="0.254cm" svg:height="2.159cm" svg:x="8.747cm" svg:y="4.17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7" draw:layer="layout" svg:width="2.159cm" svg:height="0.635cm" svg:x="11.287cm" svg:y="1.508cm">
          <text:p text:style-name="P16"><text:span text:style-name="T11">u:Update</text:span></text:p>
          <draw:enhanced-geometry svg:viewBox="0 0 21600 21600" draw:type="rectangle" draw:enhanced-path="M 0 0 L 21600 0 21600 21600 0 21600 0 0 Z N"/>
        </draw:custom-shape>
        <draw:line draw:style-name="gr69" draw:text-style-name="P3" draw:layer="layout" svg:x1="9.001cm" svg:y1="4.556cm" svg:x2="12.176cm" svg:y2="4.556cm">
          <text:p/>
        </draw:line>
        <draw:custom-shape draw:style-name="gr76" draw:text-style-name="P17" draw:layer="layout" svg:width="7.239cm" svg:height="0.635cm" svg:x="13.827cm" svg:y="1.508cm">
          <text:p><text:span text:style-name="T12">schExecSv</text:span><text:span text:style-name="T11">:ScheduledExecutorSvc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6.113cm" svg:y1="2.143cm" svg:x2="16.113cm" svg:y2="19.415cm">
          <text:p/>
        </draw:line>
        <draw:line draw:style-name="gr37" draw:text-style-name="P3" draw:layer="layout" svg:x1="15.986cm" svg:y1="2.143cm" svg:x2="15.986cm" svg:y2="19.415cm">
          <text:p/>
        </draw:line>
        <draw:line draw:style-name="gr71" draw:text-style-name="P3" draw:layer="layout" svg:x1="9.001cm" svg:y1="6.08cm" svg:x2="15.986cm" svg:y2="6.08cm">
          <text:p/>
        </draw:line>
        <draw:frame draw:style-name="gr77" draw:text-style-name="P18" draw:layer="layout" svg:width="0.739cm" svg:height="0.569cm" svg:x="9.382cm" svg:y="6.588cm">
          <draw:text-box>
            <text:p><text:span text:style-name="T13">f0</text:span></text:p>
          </draw:text-box>
        </draw:frame>
        <draw:custom-shape draw:style-name="gr75" draw:text-style-name="P17" draw:layer="layout" svg:width="2.159cm" svg:height="0.635cm" svg:x="18.399cm" svg:y="6.207cm">
          <text:p text:style-name="P16"><text:span text:style-name="T11">f0:Future</text:span></text:p>
          <draw:enhanced-geometry svg:viewBox="0 0 21600 21600" draw:type="rectangle" draw:enhanced-path="M 0 0 L 21600 0 21600 21600 0 21600 0 0 Z N"/>
        </draw:custom-shape>
        <draw:line draw:style-name="gr69" draw:text-style-name="P3" draw:layer="layout" svg:x1="16.113cm" svg:y1="6.588cm" svg:x2="18.399cm" svg:y2="6.588cm">
          <text:p/>
        </draw:line>
        <draw:custom-shape draw:style-name="gr78" draw:text-style-name="P15" draw:layer="layout" svg:width="0.254cm" svg:height="1.143cm" svg:x="8.747cm" svg:y="6.842cm">
          <text:p/>
          <draw:enhanced-geometry svg:viewBox="0 0 21600 21600" draw:type="rectangle" draw:enhanced-path="M 0 0 L 21600 0 21600 21600 0 21600 0 0 Z N"/>
        </draw:custom-shape>
        <draw:line draw:style-name="gr66" draw:text-style-name="P3" draw:layer="layout" svg:x1="4.429cm" svg:y1="6.841cm" svg:x2="4.429cm" svg:y2="6.334cm">
          <text:p/>
        </draw:line>
        <draw:line draw:style-name="gr66" draw:text-style-name="P3" draw:layer="layout" svg:x1="4.302cm" svg:y1="6.842cm" svg:x2="4.302cm" svg:y2="6.335cm">
          <text:p/>
        </draw:line>
        <draw:line draw:style-name="gr79" draw:text-style-name="P3" draw:layer="layout" svg:x1="15.986cm" svg:y1="7.096cm" svg:x2="9.001cm" svg:y2="7.096cm">
          <text:p/>
        </draw:line>
        <draw:frame draw:style-name="gr80" draw:text-style-name="P20" draw:layer="layout" svg:width="5.405cm" svg:height="0.607cm" svg:x="9.89cm" svg:y="5.473cm">
          <draw:text-box>
            <text:p text:style-name="P19"><text:span text:style-name="T14">schedule</text:span><text:span text:style-name="T15">(u,nextInt(3000),timeUni</text:span><text:span text:style-name="T15">t)</text:span></text:p>
          </draw:text-box>
        </draw:frame>
        <draw:line draw:style-name="gr79" draw:text-style-name="P3" draw:layer="layout" svg:x1="8.747cm" svg:y1="7.604cm" svg:x2="3.413cm" svg:y2="7.604cm">
          <text:p/>
        </draw:line>
        <draw:frame draw:style-name="gr81" draw:text-style-name="P18" draw:layer="layout" svg:width="0.889cm" svg:height="0.887cm" svg:x="3.667cm" svg:y="7.096cm">
          <draw:text-box>
            <text:p><text:span text:style-name="T13">f0</text:span></text:p>
          </draw:text-box>
        </draw:frame>
        <draw:line draw:style-name="gr69" draw:text-style-name="P3" draw:layer="layout" svg:x1="16.629cm" svg:y1="8.111cm" svg:x2="16.121cm" svg:y2="8.111cm">
          <text:p/>
        </draw:line>
        <draw:line draw:style-name="gr37" draw:text-style-name="P3" draw:layer="layout" svg:x1="16.121cm" svg:y1="7.476cm" svg:x2="17.01cm" svg:y2="7.476cm">
          <text:p/>
        </draw:line>
        <draw:line draw:style-name="gr37" draw:text-style-name="P3" draw:layer="layout" svg:x1="17.01cm" svg:y1="8.111cm" svg:x2="17.011cm" svg:y2="7.476cm">
          <text:p/>
        </draw:line>
        <draw:line draw:style-name="gr37" draw:text-style-name="P3" draw:layer="layout" svg:x1="17.011cm" svg:y1="8.112cm" svg:x2="16.375cm" svg:y2="8.111cm">
          <text:p/>
        </draw:line>
        <draw:frame draw:style-name="gr82" draw:text-style-name="P11" draw:layer="layout" svg:width="1.552cm" svg:height="0.607cm" svg:x="16.974cm" svg:y="7.476cm">
          <draw:text-box>
            <text:p><text:span text:style-name="T9">select()</text:span></text:p>
          </draw:text-box>
        </draw:frame>
        <draw:line draw:style-name="gr66" draw:text-style-name="P3" draw:layer="layout" svg:x1="12.303cm" svg:y1="2.143cm" svg:x2="12.303cm" svg:y2="4.302cm">
          <text:p/>
        </draw:line>
        <draw:custom-shape draw:style-name="gr83" draw:text-style-name="P15" draw:layer="layout" svg:width="0.254cm" svg:height="0.762cm" svg:x="12.176cm" svg:y="4.30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1.016cm" svg:height="0.508cm" svg:x="11.668cm" svg:y="4.937cm">
          <text:p/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2.614cm" svg:height="0.607cm" svg:x="9.255cm" svg:y="4.076cm">
          <draw:text-box>
            <text:p><text:span text:style-name="T9">Upd</text:span><text:span text:style-name="T9">ate(</text:span><text:span text:style-name="T9">a1, </text:span><text:span text:style-name="T9">c1)</text:span></text:p>
          </draw:text-box>
        </draw:frame>
        <draw:custom-shape draw:style-name="gr86" draw:text-style-name="P15" draw:layer="layout" svg:width="0.254cm" svg:height="1.651cm" svg:x="12.176cm" svg:y="7.47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5" draw:layer="layout" svg:width="1.016cm" svg:height="0.381cm" svg:x="11.795cm" svg:y="7.35cm">
          <text:p/>
          <draw:enhanced-geometry svg:viewBox="0 0 21600 21600" draw:type="rectangle" draw:enhanced-path="M 0 0 L 21600 0 21600 21600 0 21600 0 0 Z N"/>
        </draw:custom-shape>
        <draw:line draw:style-name="gr71" draw:text-style-name="P3" draw:layer="layout" svg:x1="15.986cm" svg:y1="8.366cm" svg:x2="12.43cm" svg:y2="8.366cm">
          <text:p/>
        </draw:line>
        <draw:frame draw:style-name="gr88" draw:text-style-name="P11" draw:layer="layout" svg:width="1.196cm" svg:height="0.607cm" svg:x="12.504cm" svg:y="7.731cm">
          <draw:text-box>
            <text:p><text:span text:style-name="T9">c</text:span><text:span text:style-name="T9">a</text:span><text:span text:style-name="T9">ll</text:span><text:span text:style-name="T9">()</text:span></text:p>
          </draw:text-box>
        </draw:frame>
        <draw:custom-shape draw:style-name="gr72" draw:text-style-name="P17" draw:layer="layout" svg:width="2.413cm" svg:height="0.635cm" svg:x="25.638cm" svg:y="1.508cm">
          <text:p text:style-name="P16"><text:span text:style-name="T11">a</text:span><text:span text:style-name="T11">1</text:span><text:span text:style-name="T11">:</text:span><text:span text:style-name="T11">A</text:span><text:span text:style-name="T11">f</text:span><text:span text:style-name="T11">f</text:span><text:span text:style-name="T11">i</text:span><text:span text:style-name="T11">c</text:span><text:span text:style-name="T11">h</text:span><text:span text:style-name="T11">e</text:span><text:span text:style-name="T11">u</text:span><text:span text:style-name="T11">r</text:span></text:p>
          <draw:enhanced-geometry svg:viewBox="0 0 21600 21600" draw:type="rectangle" draw:enhanced-path="M 0 0 L 21600 0 21600 21600 0 21600 0 0 Z N"/>
        </draw:custom-shape>
        <draw:line draw:style-name="gr66" draw:text-style-name="P3" draw:layer="layout" svg:x1="26.781cm" svg:y1="2.143cm" svg:x2="26.781cm" svg:y2="8.874cm">
          <text:p/>
        </draw:line>
        <draw:custom-shape draw:style-name="gr89" draw:text-style-name="P17" draw:layer="layout" svg:width="2.667cm" svg:height="0.635cm" svg:x="21.828cm" svg:y="1.508cm">
          <text:p text:style-name="P16"><text:span text:style-name="T11">g</text:span><text:span text:style-name="T11">v</text:span><text:span text:style-name="T11">:</text:span><text:span text:style-name="T11">G</text:span><text:span text:style-name="T11">e</text:span><text:span text:style-name="T11">t</text:span><text:span text:style-name="T11">V</text:span><text:span text:style-name="T11">a</text:span><text:span text:style-name="T11">l</text:span><text:span text:style-name="T11">u</text:span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90" draw:text-style-name="P15" draw:layer="layout" svg:width="0.254cm" svg:height="1.397cm" svg:x="26.654cm" svg:y="8.874cm">
          <text:p/>
          <draw:enhanced-geometry svg:viewBox="0 0 21600 21600" draw:type="rectangle" draw:enhanced-path="M 0 0 L 21600 0 21600 21600 0 21600 0 0 Z N"/>
        </draw:custom-shape>
        <draw:line draw:style-name="gr71" draw:text-style-name="P3" draw:layer="layout" svg:x1="12.43cm" svg:y1="9.001cm" svg:x2="26.654cm" svg:y2="9.001cm">
          <text:p/>
        </draw:line>
        <draw:frame draw:style-name="gr91" draw:text-style-name="P20" draw:layer="layout" svg:width="2.065cm" svg:height="0.69cm" svg:x="24.335cm" svg:y="8.366cm">
          <draw:text-box>
            <text:p text:style-name="P21"><text:span text:style-name="T15">u</text:span><text:span text:style-name="T15">p</text:span><text:span text:style-name="T15">d</text:span><text:span text:style-name="T15">a</text:span><text:span text:style-name="T15">t</text:span><text:span text:style-name="T15">e</text:span><text:span text:style-name="T15">(</text:span><text:span text:style-name="T10">c</text:span><text:span text:style-name="T10">1</text:span><text:span text:style-name="T15">)</text:span></text:p>
          </draw:text-box>
        </draw:frame>
        <draw:custom-shape draw:style-name="gr92" draw:text-style-name="P15" draw:layer="layout" svg:width="0.254cm" svg:height="4.064cm" svg:x="8.747cm" svg:y="9.382cm">
          <text:p/>
          <draw:enhanced-geometry svg:viewBox="0 0 21600 21600" draw:type="rectangle" draw:enhanced-path="M 0 0 L 21600 0 21600 21600 0 21600 0 0 Z N"/>
        </draw:custom-shape>
        <draw:line draw:style-name="gr66" draw:text-style-name="P3" draw:layer="layout" svg:x1="23.098cm" svg:y1="2.143cm" svg:x2="23.098cm" svg:y2="11.795cm">
          <text:p/>
        </draw:line>
        <draw:line draw:style-name="gr71" draw:text-style-name="P3" draw:layer="layout" svg:x1="26.654cm" svg:y1="9.763cm" svg:x2="9.001cm" svg:y2="9.763cm">
          <text:p/>
        </draw:line>
        <draw:frame draw:style-name="gr91" draw:text-style-name="P20" draw:layer="layout" svg:width="1.95cm" svg:height="0.69cm" svg:x="9.509cm" svg:y="9.128cm">
          <draw:text-box>
            <text:p text:style-name="P21"><text:span text:style-name="T15">g</text:span><text:span text:style-name="T15">e</text:span><text:span text:style-name="T15">t</text:span><text:span text:style-name="T15">V</text:span><text:span text:style-name="T15">a</text:span><text:span text:style-name="T15">l</text:span><text:span text:style-name="T15">u</text:span><text:span text:style-name="T15">e</text:span><text:span text:style-name="T15">(</text:span><text:span text:style-name="T15">)</text:span></text:p>
          </draw:text-box>
        </draw:frame>
        <draw:frame draw:style-name="gr85" draw:text-style-name="P11" draw:layer="layout" svg:width="2.551cm" svg:height="0.607cm" svg:x="19.976cm" svg:y="10.172cm">
          <draw:text-box>
            <text:p><text:span text:style-name="T9">Get</text:span><text:span text:style-name="T9">Val</text:span><text:span text:style-name="T9">ue(</text:span><text:span text:style-name="T9">gen</text:span><text:span text:style-name="T9">)</text:span></text:p>
          </draw:text-box>
        </draw:frame>
        <draw:line draw:style-name="gr93" draw:text-style-name="P3" draw:layer="layout" svg:x1="9.001cm" svg:y1="10.779cm" svg:x2="22.971cm" svg:y2="10.779cm">
          <text:p/>
        </draw:line>
        <draw:custom-shape draw:style-name="gr94" draw:text-style-name="P15" draw:layer="layout" svg:width="0.254cm" svg:height="8.255cm" svg:x="22.971cm" svg:y="10.525cm">
          <text:p/>
          <draw:enhanced-geometry svg:viewBox="0 0 21600 21600" draw:type="rectangle" draw:enhanced-path="M 0 0 L 21600 0 21600 21600 0 21600 0 0 Z N"/>
        </draw:custom-shape>
        <draw:line draw:style-name="gr71" draw:text-style-name="P3" draw:layer="layout" svg:x1="9.001cm" svg:y1="11.668cm" svg:x2="15.986cm" svg:y2="11.668cm">
          <text:p/>
        </draw:line>
        <draw:frame draw:style-name="gr95" draw:text-style-name="P22" draw:layer="layout" svg:width="5.54cm" svg:height="0.607cm" svg:x="9.763cm" svg:y="11.061cm">
          <draw:text-box>
            <text:p text:style-name="P19"><text:span text:style-name="T14">s</text:span><text:span text:style-name="T14">c</text:span><text:span text:style-name="T14">h</text:span><text:span text:style-name="T14">e</text:span><text:span text:style-name="T14">d</text:span><text:span text:style-name="T14">u</text:span><text:span text:style-name="T14">l</text:span><text:span text:style-name="T14">e</text:span><text:span text:style-name="T15">(</text:span><text:span text:style-name="T15">g</text:span><text:span text:style-name="T15">v,</text:span><text:span text:style-name="T15">n</text:span><text:span text:style-name="T15">e</text:span><text:span text:style-name="T15">xt</text:span><text:span text:style-name="T15">I</text:span><text:span text:style-name="T15">n</text:span><text:span text:style-name="T15">t(</text:span><text:span text:style-name="T15">3</text:span><text:span text:style-name="T15">0</text:span><text:span text:style-name="T15">0</text:span><text:span text:style-name="T15">0</text:span><text:span text:style-name="T15">),</text:span><text:span text:style-name="T15">ti</text:span><text:span text:style-name="T15">m</text:span><text:span text:style-name="T15">e</text:span><text:span text:style-name="T15">U</text:span><text:span text:style-name="T15">n</text:span><text:span text:style-name="T15">it</text:span><text:span text:style-name="T15">)</text:span></text:p>
          </draw:text-box>
        </draw:frame>
        <draw:custom-shape draw:style-name="gr75" draw:text-style-name="P17" draw:layer="layout" svg:width="2.159cm" svg:height="0.635cm" svg:x="18.399cm" svg:y="11.668cm">
          <text:p text:style-name="P16"><text:span text:style-name="T11">f1:Future</text:span></text:p>
          <draw:enhanced-geometry svg:viewBox="0 0 21600 21600" draw:type="rectangle" draw:enhanced-path="M 0 0 L 21600 0 21600 21600 0 21600 0 0 Z N"/>
        </draw:custom-shape>
        <draw:line draw:style-name="gr69" draw:text-style-name="P3" draw:layer="layout" svg:x1="16.113cm" svg:y1="12.049cm" svg:x2="18.399cm" svg:y2="12.049cm">
          <text:p/>
        </draw:line>
        <draw:line draw:style-name="gr79" draw:text-style-name="P3" draw:layer="layout" svg:x1="15.986cm" svg:y1="12.43cm" svg:x2="9.001cm" svg:y2="12.43cm">
          <text:p/>
        </draw:line>
        <draw:frame draw:style-name="gr77" draw:text-style-name="P18" draw:layer="layout" svg:width="0.739cm" svg:height="0.569cm" svg:x="9.382cm" svg:y="11.861cm">
          <draw:text-box>
            <text:p><text:span text:style-name="T13">f1</text:span></text:p>
          </draw:text-box>
        </draw:frame>
        <draw:frame draw:style-name="gr82" draw:text-style-name="P11" draw:layer="layout" svg:width="1.603cm" svg:height="0.607cm" svg:x="16.466cm" svg:y="6.108cm">
          <draw:text-box>
            <text:p><text:span text:style-name="T9">cre</text:span><text:span text:style-name="T9">ate(</text:span><text:span text:style-name="T9">)</text:span></text:p>
          </draw:text-box>
        </draw:frame>
        <draw:frame draw:style-name="gr82" draw:text-style-name="P11" draw:layer="layout" svg:width="1.603cm" svg:height="0.607cm" svg:x="16.415cm" svg:y="11.569cm">
          <draw:text-box>
            <text:p><text:span text:style-name="T9">create()</text:span></text:p>
          </draw:text-box>
        </draw:frame>
        <draw:custom-shape draw:style-name="gr84" draw:text-style-name="P15" draw:layer="layout" svg:width="1.016cm" svg:height="0.508cm" svg:x="22.463cm" svg:y="12.938cm">
          <text:p/>
          <draw:enhanced-geometry svg:viewBox="0 0 21600 21600" draw:type="rectangle" draw:enhanced-path="M 0 0 L 21600 0 21600 21600 0 21600 0 0 Z N"/>
        </draw:custom-shape>
        <draw:line draw:style-name="gr66" draw:text-style-name="P3" draw:layer="layout" svg:x1="26.781cm" svg:y1="10.271cm" svg:x2="26.781cm" svg:y2="17.002cm">
          <text:p/>
        </draw:line>
        <draw:custom-shape draw:style-name="gr90" draw:text-style-name="P15" draw:layer="layout" svg:width="0.254cm" svg:height="1.397cm" svg:x="26.654cm" svg:y="13.065cm">
          <text:p/>
          <draw:enhanced-geometry svg:viewBox="0 0 21600 21600" draw:type="rectangle" draw:enhanced-path="M 0 0 L 21600 0 21600 21600 0 21600 0 0 Z N"/>
        </draw:custom-shape>
        <draw:frame draw:style-name="gr77" draw:text-style-name="P18" draw:layer="layout" svg:width="0.739cm" svg:height="0.569cm" svg:x="25.534cm" svg:y="12.684cm">
          <draw:text-box>
            <text:p><text:span text:style-name="T13">f1</text:span></text:p>
          </draw:text-box>
        </draw:frame>
        <draw:line draw:style-name="gr69" draw:text-style-name="P3" draw:layer="layout" svg:x1="3.929cm" svg:y1="8.747cm" svg:x2="3.421cm" svg:y2="8.747cm">
          <text:p/>
        </draw:line>
        <draw:line draw:style-name="gr37" draw:text-style-name="P3" draw:layer="layout" svg:x1="3.421cm" svg:y1="8.112cm" svg:x2="4.31cm" svg:y2="8.112cm">
          <text:p/>
        </draw:line>
        <draw:line draw:style-name="gr37" draw:text-style-name="P3" draw:layer="layout" svg:x1="4.31cm" svg:y1="8.747cm" svg:x2="4.311cm" svg:y2="8.112cm">
          <text:p/>
        </draw:line>
        <draw:line draw:style-name="gr37" draw:text-style-name="P3" draw:layer="layout" svg:x1="4.311cm" svg:y1="8.748cm" svg:x2="3.675cm" svg:y2="8.747cm">
          <text:p/>
        </draw:line>
        <draw:frame draw:style-name="gr82" draw:text-style-name="P11" draw:layer="layout" svg:width="1.552cm" svg:height="0.607cm" svg:x="4.274cm" svg:y="8.112cm">
          <draw:text-box>
            <text:p><text:span text:style-name="T9">get()</text:span></text:p>
          </draw:text-box>
        </draw:frame>
        <draw:line draw:style-name="gr69" draw:text-style-name="P3" draw:layer="layout" svg:x1="27.424cm" svg:y1="14.207cm" svg:x2="26.916cm" svg:y2="14.207cm">
          <text:p/>
        </draw:line>
        <draw:line draw:style-name="gr37" draw:text-style-name="P3" draw:layer="layout" svg:x1="26.916cm" svg:y1="13.572cm" svg:x2="27.805cm" svg:y2="13.572cm">
          <text:p/>
        </draw:line>
        <draw:line draw:style-name="gr37" draw:text-style-name="P3" draw:layer="layout" svg:x1="27.805cm" svg:y1="14.207cm" svg:x2="27.806cm" svg:y2="13.572cm">
          <text:p/>
        </draw:line>
        <draw:line draw:style-name="gr37" draw:text-style-name="P3" draw:layer="layout" svg:x1="27.806cm" svg:y1="14.208cm" svg:x2="27.17cm" svg:y2="14.207cm">
          <text:p/>
        </draw:line>
        <draw:frame draw:style-name="gr82" draw:text-style-name="P11" draw:layer="layout" svg:width="1.552cm" svg:height="0.607cm" svg:x="27.769cm" svg:y="13.572cm">
          <draw:text-box>
            <text:p><text:span text:style-name="T9">get()</text:span></text:p>
          </draw:text-box>
        </draw:frame>
        <draw:line draw:style-name="gr69" draw:text-style-name="P3" draw:layer="measurelines" svg:x1="16.629cm" svg:y1="14.207cm" svg:x2="16.121cm" svg:y2="14.207cm">
          <text:p/>
        </draw:line>
        <draw:line draw:style-name="gr37" draw:text-style-name="P3" draw:layer="measurelines" svg:x1="16.121cm" svg:y1="13.572cm" svg:x2="17.01cm" svg:y2="13.572cm">
          <text:p/>
        </draw:line>
        <draw:line draw:style-name="gr37" draw:text-style-name="P3" draw:layer="measurelines" svg:x1="17.01cm" svg:y1="14.207cm" svg:x2="17.011cm" svg:y2="13.572cm">
          <text:p/>
        </draw:line>
        <draw:line draw:style-name="gr37" draw:text-style-name="P3" draw:layer="measurelines" svg:x1="17.011cm" svg:y1="14.208cm" svg:x2="16.375cm" svg:y2="14.207cm">
          <text:p/>
        </draw:line>
        <draw:frame draw:style-name="gr82" draw:text-style-name="P11" draw:layer="measurelines" svg:width="1.552cm" svg:height="0.607cm" svg:x="16.974cm" svg:y="13.572cm">
          <draw:text-box>
            <text:p><text:span text:style-name="T9">select()</text:span></text:p>
          </draw:text-box>
        </draw:frame>
        <draw:line draw:style-name="gr79" draw:text-style-name="P3" draw:layer="layout" svg:x1="9.001cm" svg:y1="13.192cm" svg:x2="26.654cm" svg:y2="13.192cm">
          <text:p/>
        </draw:line>
        <draw:line draw:style-name="gr71" draw:text-style-name="P3" draw:layer="measurelines" svg:x1="16.113cm" svg:y1="14.716cm" svg:x2="22.971cm" svg:y2="14.716cm">
          <text:p/>
        </draw:line>
        <draw:frame draw:style-name="gr88" draw:text-style-name="P11" draw:layer="measurelines" svg:width="1.196cm" svg:height="0.607cm" svg:x="21.447cm" svg:y="14.109cm">
          <draw:text-box>
            <text:p><text:span text:style-name="T9">call</text:span><text:span text:style-name="T9">()</text:span></text:p>
          </draw:text-box>
        </draw:frame>
        <draw:line draw:style-name="gr71" draw:text-style-name="P3" draw:layer="measurelines" svg:x1="22.971cm" svg:y1="15.986cm" svg:x2="3.413cm" svg:y2="15.986cm">
          <text:p/>
        </draw:line>
        <draw:frame draw:style-name="gr85" draw:text-style-name="P11" draw:layer="measurelines" svg:width="2.551cm" svg:height="0.607cm" svg:x="3.783cm" svg:y="15.224cm">
          <draw:text-box>
            <text:p><text:span text:style-name="T9">GetValue(g</text:span><text:span text:style-name="T9">en)</text:span></text:p>
          </draw:text-box>
        </draw:frame>
        <draw:line draw:style-name="gr79" draw:text-style-name="P3" draw:layer="measurelines" svg:x1="3.413cm" svg:y1="17.129cm" svg:x2="22.971cm" svg:y2="17.129cm">
          <text:p/>
        </draw:line>
        <draw:frame draw:style-name="gr96" draw:text-style-name="P11" draw:layer="measurelines" svg:width="1.268cm" svg:height="0.607cm" svg:x="21.711cm" svg:y="16.522cm">
          <draw:text-box>
            <text:p><text:span text:style-name="T9">value</text:span></text:p>
          </draw:text-box>
        </draw:frame>
        <draw:line draw:style-name="gr79" draw:text-style-name="P3" draw:layer="measurelines" svg:x1="22.971cm" svg:y1="18.145cm" svg:x2="16.113cm" svg:y2="18.145cm">
          <text:p/>
        </draw:line>
        <draw:frame draw:style-name="gr96" draw:text-style-name="P11" draw:layer="measurelines" svg:width="1.268cm" svg:height="0.607cm" svg:x="16.367cm" svg:y="17.538cm">
          <draw:text-box>
            <text:p><text:span text:style-name="T9">v</text:span><text:span text:style-name="T9">a</text:span><text:span text:style-name="T9">l</text:span><text:span text:style-name="T9">u</text:span><text:span text:style-name="T9">e</text:span></text:p>
          </draw:text-box>
        </draw:frame>
        <draw:custom-shape draw:style-name="gr75" draw:text-style-name="P17" draw:layer="measurelines" svg:width="2.159cm" svg:height="0.635cm" svg:x="18.399cm" svg:y="18.78cm">
          <text:p text:style-name="P16"><text:span text:style-name="T11">f1:Future</text:span></text:p>
          <draw:enhanced-geometry svg:viewBox="0 0 21600 21600" draw:type="rectangle" draw:enhanced-path="M 0 0 L 21600 0 21600 21600 0 21600 0 0 Z N"/>
        </draw:custom-shape>
        <draw:line draw:style-name="gr69" draw:text-style-name="P3" draw:layer="measurelines" svg:x1="16.113cm" svg:y1="19.161cm" svg:x2="18.399cm" svg:y2="19.161cm">
          <text:p/>
        </draw:line>
        <draw:frame draw:style-name="gr82" draw:text-style-name="P11" draw:layer="measurelines" svg:width="1.933cm" svg:height="0.607cm" svg:x="16.24cm" svg:y="18.681cm">
          <draw:text-box>
            <text:p><text:span text:style-name="T9">s</text:span><text:span text:style-name="T9">e</text:span><text:span text:style-name="T9">t</text:span><text:span text:style-name="T9">V</text:span><text:span text:style-name="T9">a</text:span><text:span text:style-name="T9">l</text:span><text:span text:style-name="T9">u</text:span><text:span text:style-name="T9">e</text:span><text:span text:style-name="T9">(</text:span><text:span text:style-name="T9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10:19:24.025482078</meta:creation-date>
    <dc:date>2019-01-15T10:09:51.344112003</dc:date>
    <meta:editing-duration>PT1H50M34S</meta:editing-duration>
    <meta:editing-cycles>18</meta:editing-cycles>
    <meta:generator>LibreOffice/6.0.6.2$Linux_X86_64 LibreOffice_project/00m0$Build-2</meta:generator>
    <meta:document-statistic meta:object-count="264"/>
  </office:meta>
</office:document-meta>
</file>